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3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4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wrap-option="wrap"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4" style:family="table-cell" style:parent-style-name="Default">
      <style:map style:condition="cell-content()=&quot;Sun&quot;" style:apply-style-name="Không_20_tên4" style:base-cell-address="'Cover Page'.AH1"/>
    </style:style>
    <style:style style:name="ce5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3">
            <text:p>0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3" table:default-cell-style-name="Default"/>
        <table:table-column table:style-name="co17" table:default-cell-style-name="Default"/>
        <table:table-row table:style-name="ro9">
          <table:table-cell table:style-name="ce30" office:value-type="string">
            <text:p>Tổng hợp ngày nghỉ 2016</text:p>
          </table:table-cell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9" table:number-rows-repeated="4">
          <table:table-cell table:style-name="ce30"/>
          <table:table-cell table:style-name="ce33" table:number-columns-repeated="5"/>
          <table:table-cell table:style-name="ce40"/>
          <table:table-cell table:style-name="ce43"/>
          <table:table-cell table:style-name="ce33" table:number-columns-repeated="4"/>
        </table:table-row>
        <table:table-row table:style-name="ro10">
          <table:table-cell table:style-name="ce31" office:value-type="string">
            <text:p>No.</text:p>
          </table:table-cell>
          <table:table-cell table:style-name="ce31" office:value-type="string">
            <text:p>Name</text:p>
          </table:table-cell>
          <table:table-cell table:style-name="ce36" office:value-type="string">
            <office:annotation draw:style-name="gr1" draw:text-style-name="P1" svg:width="3.4126in" svg:height="1.3232in" svg:x="3.1705in" svg:y="0.4661in" draw:caption-point-x="-0.7689in" draw:caption-point-y="0.8976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36" office:value-type="string">
            <office:annotation draw:style-name="gr2" draw:text-style-name="P1" svg:width="1.1413in" svg:height="0.5457in" svg:x="3.6827in" svg:y="0.7638in" draw:caption-point-x="-0.2402in" draw:caption-point-y="0.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36" office:value-type="string">
            <text:p>Working To</text:p>
          </table:table-cell>
          <table:table-cell table:style-name="ce36" office:value-type="string">
            <office:annotation draw:style-name="gr3" draw:text-style-name="P1" svg:width="1.1413in" svg:height="0.7012in" svg:x="5.6634in" svg:y="0.7638in" draw:caption-point-x="-0.2622in" draw:caption-point-y="0.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36" office:value-type="string">
            <office:annotation draw:style-name="gr2" draw:text-style-name="P1" svg:width="1.1413in" svg:height="0.5457in" svg:x="6.5303in" svg:y="0.7638in" draw:caption-point-x="-0.2402in" draw:caption-point-y="0.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44" office:value-type="string">
            <office:annotation draw:style-name="gr4" draw:text-style-name="P1" svg:width="1.1413in" svg:height="0.3902in" svg:x="7.4197in" svg:y="0.7638in" draw:caption-point-x="-0.2402in" draw:caption-point-y="0.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36" office:value-type="string">
            <text:p>Remaining Leave Days</text:p>
          </table:table-cell>
          <table:table-cell table:style-name="ce36" office:value-type="string">
            <text:p>Leave Days Already Subtracted From Salary</text:p>
          </table:table-cell>
          <table:table-cell table:style-name="ce36" office:value-type="string">
            <office:annotation office:display="true" draw:style-name="gr5" draw:text-style-name="P1" svg:width="1.9224in" svg:height="1.4787in" svg:x="11.2949in" svg:y="0.6661in" draw:caption-point-x="-1.4484in" draw:caption-point-y="0.697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1" office:value-type="string">
            <text:p>Notes</text:p>
          </table:table-cell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office:value-type="date" office:date-value="2016-02-26">
            <text:p>02/26/16</text:p>
          </table:table-cell>
          <table:table-cell table:style-name="ce3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2">
            <text:p>2</text:p>
          </table:table-cell>
          <table:table-cell table:style-name="ce41" table:formula="of:=SUMPRODUCT([Thong_Tin_Ngay_Nghi_201601.$B$3:.$B$43]=[.$B7];[Thong_Tin_Ngay_Nghi_201601.$C$3:.$C$43])+SUMPRODUCT([Thong_Tin_Ngay_Nghi_201602.$B$3:.$B$43]=[.$B7];[Thong_Tin_Ngay_Nghi_201602.$C$3:.$C$43])" office:value-type="float" office:value="3">
            <text:p>3</text:p>
          </table:table-cell>
          <table:table-cell table:style-name="ce41" table:formula="of:=SUMPRODUCT([Thong_Tin_Ngay_Nghi_201601.$B$3:.$B$43]=[.$B7];[Thong_Tin_Ngay_Nghi_201601.$C$3:.$C$43])+SUMPRODUCT([Thong_Tin_Ngay_Nghi_201602.$B$3:.$B$43]=[.$B7];[Thong_Tin_Ngay_Nghi_201602.$C$3:.$C$43])" office:value-type="float" office:value="3">
            <text:p>3</text:p>
          </table:table-cell>
          <table:table-cell table:style-name="ce37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37"/>
          <table:table-cell table:style-name="ce37" table:formula="of:=[.I7]+[.J7]" office:value-type="float" office:value="1.5">
            <text:p>1.5</text:p>
          </table:table-cell>
          <table:table-cell table:style-name="ce45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8]);DATE(YEAR([.D8]);12;31);NOW())" office:value-type="date" office:date-value="2016-03-04T08:44:53.5">
            <text:p>03/04/16</text:p>
          </table:table-cell>
          <table:table-cell table:style-name="ce3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2">
            <text:p>2</text:p>
          </table:table-cell>
          <table:table-cell table:style-name="ce42" table:formula="of:=SUMPRODUCT([Thong_Tin_Ngay_Nghi_201601.$B$3:.$B$43]=[.$B8];[Thong_Tin_Ngay_Nghi_201601.$C$3:.$C$43])+SUMPRODUCT([Thong_Tin_Ngay_Nghi_201602.$B$3:.$B$43]=[.$B8];[Thong_Tin_Ngay_Nghi_201602.$C$3:.$C$43])" office:value-type="float" office:value="2">
            <text:p>2</text:p>
          </table:table-cell>
          <table:table-cell table:style-name="ce42" table:formula="of:=SUMPRODUCT([Thong_Tin_Ngay_Nghi_201601.$B$3:.$B$43]=[.$B8];[Thong_Tin_Ngay_Nghi_201601.$C$3:.$C$43])+SUMPRODUCT([Thong_Tin_Ngay_Nghi_201602.$B$3:.$B$43]=[.$B8];[Thong_Tin_Ngay_Nghi_201602.$C$3:.$C$43])" office:value-type="float" office:value="2">
            <text:p>2</text:p>
          </table:table-cell>
          <table:table-cell table:style-name="ce37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style-name="ce37"/>
          <table:table-cell table:style-name="ce37" table:formula="of:=[.I8]+[.J8]" office:value-type="float" office:value="0">
            <text:p>0</text:p>
          </table:table-cell>
          <table:table-cell table:style-name="ce45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37" office:value-type="float" office:value="6.5">
            <text:p>6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9]);DATE(YEAR([.D9]);12;31);NOW())" office:value-type="date" office:date-value="2016-03-04T08:44:53.5">
            <text:p>03/04/16</text:p>
          </table:table-cell>
          <table:table-cell table:style-name="ce3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42" table:formula="of:=SUMPRODUCT([Thong_Tin_Ngay_Nghi_201601.$B$3:.$B$43]=[.$B9];[Thong_Tin_Ngay_Nghi_201601.$C$3:.$C$43])+SUMPRODUCT([Thong_Tin_Ngay_Nghi_201602.$B$3:.$B$43]=[.$B9];[Thong_Tin_Ngay_Nghi_201602.$C$3:.$C$43])" office:value-type="float" office:value="1">
            <text:p>1</text:p>
          </table:table-cell>
          <table:table-cell table:style-name="ce42" table:formula="of:=SUMPRODUCT([Thong_Tin_Ngay_Nghi_201601.$B$3:.$B$43]=[.$B9];[Thong_Tin_Ngay_Nghi_201601.$C$3:.$C$43])+SUMPRODUCT([Thong_Tin_Ngay_Nghi_201602.$B$3:.$B$43]=[.$B9];[Thong_Tin_Ngay_Nghi_201602.$C$3:.$C$43])" office:value-type="float" office:value="1">
            <text:p>1</text:p>
          </table:table-cell>
          <table:table-cell table:style-name="ce37" table:formula="of:=IF(DATE(YEAR([.E9]);MONTH([.E9]);DAY([.E9]))&lt;=DATE(YEAR([.E9]);3;31); [.C9]-[.G9] + [.F9]; IF([.G9]-[.C9]&lt;0;[.G9] + [.F9] -[.H9];[.F9]+[.C9]-[.H9]))" office:value-type="float" office:value="7.5">
            <text:p>7.5</text:p>
          </table:table-cell>
          <table:table-cell table:style-name="ce37"/>
          <table:table-cell table:style-name="ce37" table:formula="of:=[.I9]+[.J9]" office:value-type="float" office:value="7.5">
            <text:p>7.5</text:p>
          </table:table-cell>
          <table:table-cell table:style-name="ce45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12">
            <text:p>01/12/16</text:p>
          </table:table-cell>
          <table:table-cell table:style-name="ce38" table:formula="of:=IF(YEAR(NOW())&gt;YEAR([.D10]);DATE(YEAR([.D10]);12;31);NOW())" office:value-type="date" office:date-value="2016-03-04T08:44:53.5">
            <text:p>03/04/16</text:p>
          </table:table-cell>
          <table:table-cell table:style-name="ce3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2">
            <text:p>2</text:p>
          </table:table-cell>
          <table:table-cell table:style-name="ce42" table:formula="of:=SUMPRODUCT([Thong_Tin_Ngay_Nghi_201601.$B$3:.$B$43]=[.$B10];[Thong_Tin_Ngay_Nghi_201601.$C$3:.$C$43])+SUMPRODUCT([Thong_Tin_Ngay_Nghi_201602.$B$3:.$B$43]=[.$B10];[Thong_Tin_Ngay_Nghi_201602.$C$3:.$C$43])" office:value-type="float" office:value="0">
            <text:p>0</text:p>
          </table:table-cell>
          <table:table-cell table:style-name="ce42" table:formula="of:=SUMPRODUCT([Thong_Tin_Ngay_Nghi_201601.$B$3:.$B$43]=[.$B10];[Thong_Tin_Ngay_Nghi_201601.$C$3:.$C$43])+SUMPRODUCT([Thong_Tin_Ngay_Nghi_201602.$B$3:.$B$43]=[.$B10];[Thong_Tin_Ngay_Nghi_201602.$C$3:.$C$43])" office:value-type="float" office:value="0">
            <text:p>0</text:p>
          </table:table-cell>
          <table:table-cell table:style-name="ce37" table:formula="of:=IF(DATE(YEAR([.E10]);MONTH([.E10]);DAY([.E10]))&lt;=DATE(YEAR([.E10]);3;31); [.C10]-[.G10] + [.F10]; IF([.G10]-[.C10]&lt;0;[.G10] + [.F10] -[.H10];[.F10]+[.C10]-[.H10]))" office:value-type="float" office:value="2">
            <text:p>2</text:p>
          </table:table-cell>
          <table:table-cell table:style-name="ce37"/>
          <table:table-cell table:style-name="ce37" table:formula="of:=[.I10]+[.J10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1]);DATE(YEAR([.D11]);12;31);NOW())" office:value-type="date" office:date-value="2016-03-04T08:44:53.5">
            <text:p>03/04/16</text:p>
          </table:table-cell>
          <table:table-cell table:style-name="ce3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42" table:formula="of:=SUMPRODUCT([Thong_Tin_Ngay_Nghi_201601.$B$3:.$B$43]=[.$B11];[Thong_Tin_Ngay_Nghi_201601.$C$3:.$C$43])+SUMPRODUCT([Thong_Tin_Ngay_Nghi_201602.$B$3:.$B$43]=[.$B11];[Thong_Tin_Ngay_Nghi_201602.$C$3:.$C$43])" office:value-type="float" office:value="2">
            <text:p>2</text:p>
          </table:table-cell>
          <table:table-cell table:style-name="ce42" table:formula="of:=SUMPRODUCT([Thong_Tin_Ngay_Nghi_201601.$B$3:.$B$43]=[.$B11];[Thong_Tin_Ngay_Nghi_201601.$C$3:.$C$43])+SUMPRODUCT([Thong_Tin_Ngay_Nghi_201602.$B$3:.$B$43]=[.$B11];[Thong_Tin_Ngay_Nghi_201602.$C$3:.$C$43])" office:value-type="float" office:value="2">
            <text:p>2</text:p>
          </table:table-cell>
          <table:table-cell table:style-name="ce37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37"/>
          <table:table-cell table:style-name="ce37" table:formula="of:=[.I11]+[.J11]" office:value-type="float" office:value="2">
            <text:p>2</text:p>
          </table:table-cell>
          <table:table-cell table:style-name="ce45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2]);DATE(YEAR([.D12]);12;31);NOW())" office:value-type="date" office:date-value="2016-03-04T08:44:53.5">
            <text:p>03/04/16</text:p>
          </table:table-cell>
          <table:table-cell table:style-name="ce3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2">
            <text:p>2</text:p>
          </table:table-cell>
          <table:table-cell table:style-name="ce42" table:formula="of:=SUMPRODUCT([Thong_Tin_Ngay_Nghi_201601.$B$3:.$B$43]=[.$B12];[Thong_Tin_Ngay_Nghi_201601.$C$3:.$C$43])+SUMPRODUCT([Thong_Tin_Ngay_Nghi_201602.$B$3:.$B$43]=[.$B12];[Thong_Tin_Ngay_Nghi_201602.$C$3:.$C$43])" office:value-type="float" office:value="2.5">
            <text:p>2.5</text:p>
          </table:table-cell>
          <table:table-cell table:style-name="ce42" table:formula="of:=SUMPRODUCT([Thong_Tin_Ngay_Nghi_201601.$B$3:.$B$43]=[.$B12];[Thong_Tin_Ngay_Nghi_201601.$C$3:.$C$43])+SUMPRODUCT([Thong_Tin_Ngay_Nghi_201602.$B$3:.$B$43]=[.$B12];[Thong_Tin_Ngay_Nghi_201602.$C$3:.$C$43])" office:value-type="float" office:value="2.5">
            <text:p>2.5</text:p>
          </table:table-cell>
          <table:table-cell table:style-name="ce37" table:formula="of:=IF(DATE(YEAR([.E12]);MONTH([.E12]);DAY([.E12]))&lt;=DATE(YEAR([.E12]);3;31); [.C12]-[.G12] + [.F12]; IF([.G12]-[.C12]&lt;0;[.G12] + [.F12] -[.H12];[.F12]+[.C12]-[.H12]))" office:value-type="float" office:value="-0.5">
            <text:p>-0.5</text:p>
          </table:table-cell>
          <table:table-cell table:style-name="ce37"/>
          <table:table-cell table:style-name="ce37" table:formula="of:=[.I12]+[.J12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3]);DATE(YEAR([.D13]);12;31);NOW())" office:value-type="date" office:date-value="2016-03-04T08:44:53.5">
            <text:p>03/04/16</text:p>
          </table:table-cell>
          <table:table-cell table:style-name="ce3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2">
            <text:p>2</text:p>
          </table:table-cell>
          <table:table-cell table:style-name="ce42" table:formula="of:=SUMPRODUCT([Thong_Tin_Ngay_Nghi_201601.$B$3:.$B$43]=[.$B13];[Thong_Tin_Ngay_Nghi_201601.$C$3:.$C$43])+SUMPRODUCT([Thong_Tin_Ngay_Nghi_201602.$B$3:.$B$43]=[.$B13];[Thong_Tin_Ngay_Nghi_201602.$C$3:.$C$43])" office:value-type="float" office:value="4.5">
            <text:p>4.5</text:p>
          </table:table-cell>
          <table:table-cell table:style-name="ce42" table:formula="of:=SUMPRODUCT([Thong_Tin_Ngay_Nghi_201601.$B$3:.$B$43]=[.$B13];[Thong_Tin_Ngay_Nghi_201601.$C$3:.$C$43])+SUMPRODUCT([Thong_Tin_Ngay_Nghi_201602.$B$3:.$B$43]=[.$B13];[Thong_Tin_Ngay_Nghi_201602.$C$3:.$C$43])" office:value-type="float" office:value="4.5">
            <text:p>4.5</text:p>
          </table:table-cell>
          <table:table-cell table:style-name="ce37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style-name="ce37"/>
          <table:table-cell table:style-name="ce37" table:formula="of:=[.I13]+[.J13]" office:value-type="float" office:value="5">
            <text:p>5</text:p>
          </table:table-cell>
          <table:table-cell table:style-name="ce45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37" office:value-type="float" office:value="4">
            <text:p>4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4]);DATE(YEAR([.D14]);12;31);NOW())" office:value-type="date" office:date-value="2016-03-04T08:44:53.5">
            <text:p>03/04/16</text:p>
          </table:table-cell>
          <table:table-cell table:style-name="ce3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2">
            <text:p>2</text:p>
          </table:table-cell>
          <table:table-cell table:style-name="ce42" table:formula="of:=SUMPRODUCT([Thong_Tin_Ngay_Nghi_201601.$B$3:.$B$43]=[.$B14];[Thong_Tin_Ngay_Nghi_201601.$C$3:.$C$43])+SUMPRODUCT([Thong_Tin_Ngay_Nghi_201602.$B$3:.$B$43]=[.$B14];[Thong_Tin_Ngay_Nghi_201602.$C$3:.$C$43])" office:value-type="float" office:value="2">
            <text:p>2</text:p>
          </table:table-cell>
          <table:table-cell table:style-name="ce42" table:formula="of:=SUMPRODUCT([Thong_Tin_Ngay_Nghi_201601.$B$3:.$B$43]=[.$B14];[Thong_Tin_Ngay_Nghi_201601.$C$3:.$C$43])+SUMPRODUCT([Thong_Tin_Ngay_Nghi_201602.$B$3:.$B$43]=[.$B14];[Thong_Tin_Ngay_Nghi_201602.$C$3:.$C$43])" office:value-type="float" office:value="2">
            <text:p>2</text:p>
          </table:table-cell>
          <table:table-cell table:style-name="ce37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style-name="ce37"/>
          <table:table-cell table:style-name="ce37" table:formula="of:=[.I14]+[.J14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5]);DATE(YEAR([.D15]);12;31);NOW())" office:value-type="date" office:date-value="2016-03-04T08:44:53.5">
            <text:p>03/04/16</text:p>
          </table:table-cell>
          <table:table-cell table:style-name="ce3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2">
            <text:p>2</text:p>
          </table:table-cell>
          <table:table-cell table:style-name="ce42" table:formula="of:=SUMPRODUCT([Thong_Tin_Ngay_Nghi_201601.$B$3:.$B$43]=[.$B15];[Thong_Tin_Ngay_Nghi_201601.$C$3:.$C$43])+SUMPRODUCT([Thong_Tin_Ngay_Nghi_201602.$B$3:.$B$43]=[.$B15];[Thong_Tin_Ngay_Nghi_201602.$C$3:.$C$43])" office:value-type="float" office:value="5">
            <text:p>5</text:p>
          </table:table-cell>
          <table:table-cell table:style-name="ce42" table:formula="of:=SUMPRODUCT([Thong_Tin_Ngay_Nghi_201601.$B$3:.$B$43]=[.$B15];[Thong_Tin_Ngay_Nghi_201601.$C$3:.$C$43])+SUMPRODUCT([Thong_Tin_Ngay_Nghi_201602.$B$3:.$B$43]=[.$B15];[Thong_Tin_Ngay_Nghi_201602.$C$3:.$C$43])" office:value-type="float" office:value="5">
            <text:p>5</text:p>
          </table:table-cell>
          <table:table-cell table:style-name="ce37" table:formula="of:=IF(DATE(YEAR([.E15]);MONTH([.E15]);DAY([.E15]))&lt;=DATE(YEAR([.E15]);3;31); [.C15]-[.G15] + [.F15]; IF([.G15]-[.C15]&lt;0;[.G15] + [.F15] -[.H15];[.F15]+[.C15]-[.H15]))" office:value-type="float" office:value="2.5">
            <text:p>2.5</text:p>
          </table:table-cell>
          <table:table-cell table:style-name="ce37"/>
          <table:table-cell table:style-name="ce37" table:formula="of:=[.I15]+[.J15]" office:value-type="float" office:value="2.5">
            <text:p>2.5</text:p>
          </table:table-cell>
          <table:table-cell table:style-name="ce45"/>
        </table:table-row>
        <table:table-row table:style-name="ro11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6]);DATE(YEAR([.D16]);12;31);NOW())" office:value-type="date" office:date-value="2016-03-04T08:44:53.5">
            <text:p>03/04/16</text:p>
          </table:table-cell>
          <table:table-cell table:style-name="ce3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2">
            <text:p>2</text:p>
          </table:table-cell>
          <table:table-cell table:style-name="ce42" table:formula="of:=SUMPRODUCT([Thong_Tin_Ngay_Nghi_201601.$B$3:.$B$43]=[.$B16];[Thong_Tin_Ngay_Nghi_201601.$C$3:.$C$43])+SUMPRODUCT([Thong_Tin_Ngay_Nghi_201602.$B$3:.$B$43]=[.$B16];[Thong_Tin_Ngay_Nghi_201602.$C$3:.$C$43])" office:value-type="float" office:value="5.5">
            <text:p>5.5</text:p>
          </table:table-cell>
          <table:table-cell table:style-name="ce42" table:formula="of:=SUMPRODUCT([Thong_Tin_Ngay_Nghi_201601.$B$3:.$B$43]=[.$B16];[Thong_Tin_Ngay_Nghi_201601.$C$3:.$C$43])+SUMPRODUCT([Thong_Tin_Ngay_Nghi_201602.$B$3:.$B$43]=[.$B16];[Thong_Tin_Ngay_Nghi_201602.$C$3:.$C$43])" office:value-type="float" office:value="5.5">
            <text:p>5.5</text:p>
          </table:table-cell>
          <table:table-cell table:style-name="ce37" table:formula="of:=IF(DATE(YEAR([.E16]);MONTH([.E16]);DAY([.E16]))&lt;=DATE(YEAR([.E16]);3;31); [.C16]-[.G16] + [.F16]; IF([.G16]-[.C16]&lt;0;[.G16] + [.F16] -[.H16];[.F16]+[.C16]-[.H16]))" office:value-type="float" office:value="-3.5">
            <text:p>-3.5</text:p>
          </table:table-cell>
          <table:table-cell table:style-name="ce37" office:value-type="float" office:value="2">
            <text:p>2</text:p>
          </table:table-cell>
          <table:table-cell table:style-name="ce37" table:formula="of:=[.I16]+[.J16]" office:value-type="float" office:value="-1.5">
            <text:p>-1.5</text:p>
          </table:table-cell>
          <table:table-cell table:style-name="ce45" office:value-type="string">
            <text:p>Những ngày nghỉ đã trừ vào lương:</text:p>
            <text:p>- Tháng 1, trừ 2 ngày</text:p>
            <text:p>=&gt; Ko trừ vào ngày phép nữa</text:p>
          </table:table-cell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7]);DATE(YEAR([.D17]);12;31);NOW())" office:value-type="date" office:date-value="2016-03-04T08:44:53.51">
            <text:p>03/04/16</text:p>
          </table:table-cell>
          <table:table-cell table:style-name="ce3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42" table:formula="of:=SUMPRODUCT([Thong_Tin_Ngay_Nghi_201601.$B$3:.$B$43]=[.$B17];[Thong_Tin_Ngay_Nghi_201601.$C$3:.$C$43])+SUMPRODUCT([Thong_Tin_Ngay_Nghi_201602.$B$3:.$B$43]=[.$B17];[Thong_Tin_Ngay_Nghi_201602.$C$3:.$C$43])" office:value-type="float" office:value="2.5">
            <text:p>2.5</text:p>
          </table:table-cell>
          <table:table-cell table:style-name="ce42" table:formula="of:=SUMPRODUCT([Thong_Tin_Ngay_Nghi_201601.$B$3:.$B$43]=[.$B17];[Thong_Tin_Ngay_Nghi_201601.$C$3:.$C$43])+SUMPRODUCT([Thong_Tin_Ngay_Nghi_201602.$B$3:.$B$43]=[.$B17];[Thong_Tin_Ngay_Nghi_201602.$C$3:.$C$43])" office:value-type="float" office:value="2.5">
            <text:p>2.5</text:p>
          </table:table-cell>
          <table:table-cell table:style-name="ce37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style-name="ce37"/>
          <table:table-cell table:style-name="ce37" table:formula="of:=[.I17]+[.J17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uHT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8]);DATE(YEAR([.D18]);12;31);NOW())" office:value-type="date" office:date-value="2016-03-04T08:44:53.51">
            <text:p>03/04/16</text:p>
          </table:table-cell>
          <table:table-cell table:style-name="ce3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42" table:formula="of:=SUMPRODUCT([Thong_Tin_Ngay_Nghi_201601.$B$3:.$B$43]=[.$B18];[Thong_Tin_Ngay_Nghi_201601.$C$3:.$C$43])+SUMPRODUCT([Thong_Tin_Ngay_Nghi_201602.$B$3:.$B$43]=[.$B18];[Thong_Tin_Ngay_Nghi_201602.$C$3:.$C$43])" office:value-type="float" office:value="5.5">
            <text:p>5.5</text:p>
          </table:table-cell>
          <table:table-cell table:style-name="ce42" table:formula="of:=SUMPRODUCT([Thong_Tin_Ngay_Nghi_201601.$B$3:.$B$43]=[.$B18];[Thong_Tin_Ngay_Nghi_201601.$C$3:.$C$43])+SUMPRODUCT([Thong_Tin_Ngay_Nghi_201602.$B$3:.$B$43]=[.$B18];[Thong_Tin_Ngay_Nghi_201602.$C$3:.$C$43])" office:value-type="float" office:value="5.5">
            <text:p>5.5</text:p>
          </table:table-cell>
          <table:table-cell table:style-name="ce37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style-name="ce37"/>
          <table:table-cell table:style-name="ce37" table:formula="of:=[.I18]+[.J18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PT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19]);DATE(YEAR([.D19]);12;31);NOW())" office:value-type="date" office:date-value="2016-03-04T08:44:53.51">
            <text:p>03/04/16</text:p>
          </table:table-cell>
          <table:table-cell table:style-name="ce3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2">
            <text:p>2</text:p>
          </table:table-cell>
          <table:table-cell table:style-name="ce42" table:formula="of:=SUMPRODUCT([Thong_Tin_Ngay_Nghi_201601.$B$3:.$B$43]=[.$B19];[Thong_Tin_Ngay_Nghi_201601.$C$3:.$C$43])+SUMPRODUCT([Thong_Tin_Ngay_Nghi_201602.$B$3:.$B$43]=[.$B19];[Thong_Tin_Ngay_Nghi_201602.$C$3:.$C$43])" office:value-type="float" office:value="5">
            <text:p>5</text:p>
          </table:table-cell>
          <table:table-cell table:style-name="ce42" table:formula="of:=SUMPRODUCT([Thong_Tin_Ngay_Nghi_201601.$B$3:.$B$43]=[.$B19];[Thong_Tin_Ngay_Nghi_201601.$C$3:.$C$43])+SUMPRODUCT([Thong_Tin_Ngay_Nghi_201602.$B$3:.$B$43]=[.$B19];[Thong_Tin_Ngay_Nghi_201602.$C$3:.$C$43])" office:value-type="float" office:value="5">
            <text:p>5</text:p>
          </table:table-cell>
          <table:table-cell table:style-name="ce37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style-name="ce37"/>
          <table:table-cell table:style-name="ce37" table:formula="of:=[.I19]+[.J19]" office:value-type="float" office:value="2.5">
            <text:p>2.5</text:p>
          </table:table-cell>
          <table:table-cell table:style-name="ce45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pNH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0]);DATE(YEAR([.D20]);12;31);NOW())" office:value-type="date" office:date-value="2016-03-04T08:44:53.51">
            <text:p>03/04/16</text:p>
          </table:table-cell>
          <table:table-cell table:style-name="ce3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42" table:formula="of:=SUMPRODUCT([Thong_Tin_Ngay_Nghi_201601.$B$3:.$B$43]=[.$B20];[Thong_Tin_Ngay_Nghi_201601.$C$3:.$C$43])+SUMPRODUCT([Thong_Tin_Ngay_Nghi_201602.$B$3:.$B$43]=[.$B20];[Thong_Tin_Ngay_Nghi_201602.$C$3:.$C$43])" office:value-type="float" office:value="5">
            <text:p>5</text:p>
          </table:table-cell>
          <table:table-cell table:style-name="ce42" table:formula="of:=SUMPRODUCT([Thong_Tin_Ngay_Nghi_201601.$B$3:.$B$43]=[.$B20];[Thong_Tin_Ngay_Nghi_201601.$C$3:.$C$43])+SUMPRODUCT([Thong_Tin_Ngay_Nghi_201602.$B$3:.$B$43]=[.$B20];[Thong_Tin_Ngay_Nghi_201602.$C$3:.$C$43])" office:value-type="float" office:value="5">
            <text:p>5</text:p>
          </table:table-cell>
          <table:table-cell table:style-name="ce37" table:formula="of:=IF(DATE(YEAR([.E20]);MONTH([.E20]);DAY([.E20]))&lt;=DATE(YEAR([.E20]);3;31); [.C20]-[.G20] + [.F20]; IF([.G20]-[.C20]&lt;0;[.G20] + [.F20] -[.H20];[.F20]+[.C20]-[.H20]))" office:value-type="float" office:value="0.5">
            <text:p>0.5</text:p>
          </table:table-cell>
          <table:table-cell table:style-name="ce37"/>
          <table:table-cell table:style-name="ce37" table:formula="of:=[.I20]+[.J20]" office:value-type="float" office:value="0.5">
            <text:p>0.5</text:p>
          </table:table-cell>
          <table:table-cell table:style-name="ce45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1]);DATE(YEAR([.D21]);12;31);NOW())" office:value-type="date" office:date-value="2016-03-04T08:44:53.51">
            <text:p>03/04/16</text:p>
          </table:table-cell>
          <table:table-cell table:style-name="ce39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42" table:formula="of:=SUMPRODUCT([Thong_Tin_Ngay_Nghi_201601.$B$3:.$B$43]=[.$B21];[Thong_Tin_Ngay_Nghi_201601.$C$3:.$C$43])+SUMPRODUCT([Thong_Tin_Ngay_Nghi_201602.$B$3:.$B$43]=[.$B21];[Thong_Tin_Ngay_Nghi_201602.$C$3:.$C$43])" office:value-type="float" office:value="4.5">
            <text:p>4.5</text:p>
          </table:table-cell>
          <table:table-cell table:style-name="ce42" table:formula="of:=SUMPRODUCT([Thong_Tin_Ngay_Nghi_201601.$B$3:.$B$43]=[.$B21];[Thong_Tin_Ngay_Nghi_201601.$C$3:.$C$43])+SUMPRODUCT([Thong_Tin_Ngay_Nghi_201602.$B$3:.$B$43]=[.$B21];[Thong_Tin_Ngay_Nghi_201602.$C$3:.$C$43])" office:value-type="float" office:value="4.5">
            <text:p>4.5</text:p>
          </table:table-cell>
          <table:table-cell table:style-name="ce37" table:formula="of:=IF(DATE(YEAR([.E21]);MONTH([.E21]);DAY([.E21]))&lt;=DATE(YEAR([.E21]);3;31); [.C21]-[.G21] + [.F21]; IF([.G21]-[.C21]&lt;0;[.G21] + [.F21] -[.H21];[.F21]+[.C21]-[.H21]))" office:value-type="float" office:value="-0.5">
            <text:p>-0.5</text:p>
          </table:table-cell>
          <table:table-cell table:style-name="ce37"/>
          <table:table-cell table:style-name="ce37" table:formula="of:=[.I21]+[.J21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2]);DATE(YEAR([.D22]);12;31);NOW())" office:value-type="date" office:date-value="2016-03-04T08:44:53.51">
            <text:p>03/04/16</text:p>
          </table:table-cell>
          <table:table-cell table:style-name="ce3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42" table:formula="of:=SUMPRODUCT([Thong_Tin_Ngay_Nghi_201601.$B$3:.$B$43]=[.$B22];[Thong_Tin_Ngay_Nghi_201601.$C$3:.$C$43])+SUMPRODUCT([Thong_Tin_Ngay_Nghi_201602.$B$3:.$B$43]=[.$B22];[Thong_Tin_Ngay_Nghi_201602.$C$3:.$C$43])" office:value-type="float" office:value="11.5">
            <text:p>11.5</text:p>
          </table:table-cell>
          <table:table-cell table:style-name="ce42" table:formula="of:=SUMPRODUCT([Thong_Tin_Ngay_Nghi_201601.$B$3:.$B$43]=[.$B22];[Thong_Tin_Ngay_Nghi_201601.$C$3:.$C$43])+SUMPRODUCT([Thong_Tin_Ngay_Nghi_201602.$B$3:.$B$43]=[.$B22];[Thong_Tin_Ngay_Nghi_201602.$C$3:.$C$43])" office:value-type="float" office:value="11.5">
            <text:p>11.5</text:p>
          </table:table-cell>
          <table:table-cell table:style-name="ce37" table:formula="of:=IF(DATE(YEAR([.E22]);MONTH([.E22]);DAY([.E22]))&lt;=DATE(YEAR([.E22]);3;31); [.C22]-[.G22] + [.F22]; IF([.G22]-[.C22]&lt;0;[.G22] + [.F22] -[.H22];[.F22]+[.C22]-[.H22]))" office:value-type="float" office:value="-7.5">
            <text:p>-7.5</text:p>
          </table:table-cell>
          <table:table-cell table:style-name="ce37"/>
          <table:table-cell table:style-name="ce37" table:formula="of:=[.I22]+[.J22]" office:value-type="float" office:value="-7.5">
            <text:p>-7.5</text:p>
          </table:table-cell>
          <table:table-cell table:style-name="ce45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3]);DATE(YEAR([.D23]);12;31);NOW())" office:value-type="date" office:date-value="2016-03-04T08:44:53.51">
            <text:p>03/04/16</text:p>
          </table:table-cell>
          <table:table-cell table:style-name="ce3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42" table:formula="of:=SUMPRODUCT([Thong_Tin_Ngay_Nghi_201601.$B$3:.$B$43]=[.$B23];[Thong_Tin_Ngay_Nghi_201601.$C$3:.$C$43])+SUMPRODUCT([Thong_Tin_Ngay_Nghi_201602.$B$3:.$B$43]=[.$B23];[Thong_Tin_Ngay_Nghi_201602.$C$3:.$C$43])" office:value-type="float" office:value="5">
            <text:p>5</text:p>
          </table:table-cell>
          <table:table-cell table:style-name="ce42" table:formula="of:=SUMPRODUCT([Thong_Tin_Ngay_Nghi_201601.$B$3:.$B$43]=[.$B23];[Thong_Tin_Ngay_Nghi_201601.$C$3:.$C$43])+SUMPRODUCT([Thong_Tin_Ngay_Nghi_201602.$B$3:.$B$43]=[.$B23];[Thong_Tin_Ngay_Nghi_201602.$C$3:.$C$43])" office:value-type="float" office:value="5">
            <text:p>5</text:p>
          </table:table-cell>
          <table:table-cell table:style-name="ce37" table:formula="of:=IF(DATE(YEAR([.E23]);MONTH([.E23]);DAY([.E23]))&lt;=DATE(YEAR([.E23]);3;31); [.C23]-[.G23] + [.F23]; IF([.G23]-[.C23]&lt;0;[.G23] + [.F23] -[.H23];[.F23]+[.C23]-[.H23]))" office:value-type="float" office:value="-1">
            <text:p>-1</text:p>
          </table:table-cell>
          <table:table-cell table:style-name="ce37"/>
          <table:table-cell table:style-name="ce37" table:formula="of:=[.I23]+[.J23]" office:value-type="float" office:value="-1">
            <text:p>-1</text:p>
          </table:table-cell>
          <table:table-cell table:style-name="ce45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37" office:value-type="float" office:value="7">
            <text:p>7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4]);DATE(YEAR([.D24]);12;31);NOW())" office:value-type="date" office:date-value="2016-03-04T08:44:53.51">
            <text:p>03/04/16</text:p>
          </table:table-cell>
          <table:table-cell table:style-name="ce3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42" table:formula="of:=SUMPRODUCT([Thong_Tin_Ngay_Nghi_201601.$B$3:.$B$43]=[.$B24];[Thong_Tin_Ngay_Nghi_201601.$C$3:.$C$43])+SUMPRODUCT([Thong_Tin_Ngay_Nghi_201602.$B$3:.$B$43]=[.$B24];[Thong_Tin_Ngay_Nghi_201602.$C$3:.$C$43])" office:value-type="float" office:value="0">
            <text:p>0</text:p>
          </table:table-cell>
          <table:table-cell table:style-name="ce42" table:formula="of:=SUMPRODUCT([Thong_Tin_Ngay_Nghi_201601.$B$3:.$B$43]=[.$B24];[Thong_Tin_Ngay_Nghi_201601.$C$3:.$C$43])+SUMPRODUCT([Thong_Tin_Ngay_Nghi_201602.$B$3:.$B$43]=[.$B24];[Thong_Tin_Ngay_Nghi_201602.$C$3:.$C$43])" office:value-type="float" office:value="0">
            <text:p>0</text:p>
          </table:table-cell>
          <table:table-cell table:style-name="ce37" table:formula="of:=IF(DATE(YEAR([.E24]);MONTH([.E24]);DAY([.E24]))&lt;=DATE(YEAR([.E24]);3;31); [.C24]-[.G24] + [.F24]; IF([.G24]-[.C24]&lt;0;[.G24] + [.F24] -[.H24];[.F24]+[.C24]-[.H24]))" office:value-type="float" office:value="9">
            <text:p>9</text:p>
          </table:table-cell>
          <table:table-cell table:style-name="ce37"/>
          <table:table-cell table:style-name="ce37" table:formula="of:=[.I24]+[.J24]" office:value-type="float" office:value="9">
            <text:p>9</text:p>
          </table:table-cell>
          <table:table-cell table:style-name="ce45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aiNT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5]);DATE(YEAR([.D25]);12;31);NOW())" office:value-type="date" office:date-value="2016-03-04T08:44:53.51">
            <text:p>03/04/16</text:p>
          </table:table-cell>
          <table:table-cell table:style-name="ce3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42" table:formula="of:=SUMPRODUCT([Thong_Tin_Ngay_Nghi_201601.$B$3:.$B$43]=[.$B25];[Thong_Tin_Ngay_Nghi_201601.$C$3:.$C$43])+SUMPRODUCT([Thong_Tin_Ngay_Nghi_201602.$B$3:.$B$43]=[.$B25];[Thong_Tin_Ngay_Nghi_201602.$C$3:.$C$43])" office:value-type="float" office:value="6">
            <text:p>6</text:p>
          </table:table-cell>
          <table:table-cell table:style-name="ce42" table:formula="of:=SUMPRODUCT([Thong_Tin_Ngay_Nghi_201601.$B$3:.$B$43]=[.$B25];[Thong_Tin_Ngay_Nghi_201601.$C$3:.$C$43])+SUMPRODUCT([Thong_Tin_Ngay_Nghi_201602.$B$3:.$B$43]=[.$B25];[Thong_Tin_Ngay_Nghi_201602.$C$3:.$C$43])" office:value-type="float" office:value="6">
            <text:p>6</text:p>
          </table:table-cell>
          <table:table-cell table:style-name="ce37" table:formula="of:=IF(DATE(YEAR([.E25]);MONTH([.E25]);DAY([.E25]))&lt;=DATE(YEAR([.E25]);3;31); [.C25]-[.G25] + [.F25]; IF([.G25]-[.C25]&lt;0;[.G25] + [.F25] -[.H25];[.F25]+[.C25]-[.H25]))" office:value-type="float" office:value="-2">
            <text:p>-2</text:p>
          </table:table-cell>
          <table:table-cell table:style-name="ce37"/>
          <table:table-cell table:style-name="ce37" table:formula="of:=[.I25]+[.J25]" office:value-type="float" office:value="-2">
            <text:p>-2</text:p>
          </table:table-cell>
          <table:table-cell table:style-name="ce45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MinhTD</text:p>
          </table:table-cell>
          <table:table-cell table:style-name="ce37" office:value-type="float" office:value="5">
            <text:p>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6]);DATE(YEAR([.D26]);12;31);NOW())" office:value-type="date" office:date-value="2016-03-04T08:44:53.51">
            <text:p>03/04/16</text:p>
          </table:table-cell>
          <table:table-cell table:style-name="ce3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42" table:formula="of:=SUMPRODUCT([Thong_Tin_Ngay_Nghi_201601.$B$3:.$B$43]=[.$B26];[Thong_Tin_Ngay_Nghi_201601.$C$3:.$C$43])+SUMPRODUCT([Thong_Tin_Ngay_Nghi_201602.$B$3:.$B$43]=[.$B26];[Thong_Tin_Ngay_Nghi_201602.$C$3:.$C$43])" office:value-type="float" office:value="6">
            <text:p>6</text:p>
          </table:table-cell>
          <table:table-cell table:style-name="ce42" table:formula="of:=SUMPRODUCT([Thong_Tin_Ngay_Nghi_201601.$B$3:.$B$43]=[.$B26];[Thong_Tin_Ngay_Nghi_201601.$C$3:.$C$43])+SUMPRODUCT([Thong_Tin_Ngay_Nghi_201602.$B$3:.$B$43]=[.$B26];[Thong_Tin_Ngay_Nghi_201602.$C$3:.$C$43])" office:value-type="float" office:value="6">
            <text:p>6</text:p>
          </table:table-cell>
          <table:table-cell table:style-name="ce37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style-name="ce37"/>
          <table:table-cell table:style-name="ce37" table:formula="of:=[.I26]+[.J26]" office:value-type="float" office:value="1">
            <text:p>1</text:p>
          </table:table-cell>
          <table:table-cell table:style-name="ce45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amTV</text:p>
          </table:table-cell>
          <table:table-cell table:style-name="ce37" office:value-type="float" office:value="5.5">
            <text:p>5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7]);DATE(YEAR([.D27]);12;31);NOW())" office:value-type="date" office:date-value="2016-03-04T08:44:53.51">
            <text:p>03/04/16</text:p>
          </table:table-cell>
          <table:table-cell table:style-name="ce3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42" table:formula="of:=SUMPRODUCT([Thong_Tin_Ngay_Nghi_201601.$B$3:.$B$43]=[.$B27];[Thong_Tin_Ngay_Nghi_201601.$C$3:.$C$43])+SUMPRODUCT([Thong_Tin_Ngay_Nghi_201602.$B$3:.$B$43]=[.$B27];[Thong_Tin_Ngay_Nghi_201602.$C$3:.$C$43])" office:value-type="float" office:value="3.5">
            <text:p>3.5</text:p>
          </table:table-cell>
          <table:table-cell table:style-name="ce42" table:formula="of:=SUMPRODUCT([Thong_Tin_Ngay_Nghi_201601.$B$3:.$B$43]=[.$B27];[Thong_Tin_Ngay_Nghi_201601.$C$3:.$C$43])+SUMPRODUCT([Thong_Tin_Ngay_Nghi_201602.$B$3:.$B$43]=[.$B27];[Thong_Tin_Ngay_Nghi_201602.$C$3:.$C$43])" office:value-type="float" office:value="3.5">
            <text:p>3.5</text:p>
          </table:table-cell>
          <table:table-cell table:style-name="ce37" table:formula="of:=IF(DATE(YEAR([.E27]);MONTH([.E27]);DAY([.E27]))&lt;=DATE(YEAR([.E27]);3;31); [.C27]-[.G27] + [.F27]; IF([.G27]-[.C27]&lt;0;[.G27] + [.F27] -[.H27];[.F27]+[.C27]-[.H27]))" office:value-type="float" office:value="4">
            <text:p>4</text:p>
          </table:table-cell>
          <table:table-cell table:style-name="ce37"/>
          <table:table-cell table:style-name="ce37" table:formula="of:=[.I27]+[.J27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guyenHTT</text:p>
          </table:table-cell>
          <table:table-cell table:style-name="ce37" office:value-type="float" office:value="7.5">
            <text:p>7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8]);DATE(YEAR([.D28]);12;31);NOW())" office:value-type="date" office:date-value="2016-03-04T08:44:53.51">
            <text:p>03/04/16</text:p>
          </table:table-cell>
          <table:table-cell table:style-name="ce3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42" table:formula="of:=SUMPRODUCT([Thong_Tin_Ngay_Nghi_201601.$B$3:.$B$43]=[.$B28];[Thong_Tin_Ngay_Nghi_201601.$C$3:.$C$43])+SUMPRODUCT([Thong_Tin_Ngay_Nghi_201602.$B$3:.$B$43]=[.$B28];[Thong_Tin_Ngay_Nghi_201602.$C$3:.$C$43])" office:value-type="float" office:value="0">
            <text:p>0</text:p>
          </table:table-cell>
          <table:table-cell table:style-name="ce42" table:formula="of:=SUMPRODUCT([Thong_Tin_Ngay_Nghi_201601.$B$3:.$B$43]=[.$B28];[Thong_Tin_Ngay_Nghi_201601.$C$3:.$C$43])+SUMPRODUCT([Thong_Tin_Ngay_Nghi_201602.$B$3:.$B$43]=[.$B28];[Thong_Tin_Ngay_Nghi_201602.$C$3:.$C$43])" office:value-type="float" office:value="0">
            <text:p>0</text:p>
          </table:table-cell>
          <table:table-cell table:style-name="ce37" table:formula="of:=IF(DATE(YEAR([.E28]);MONTH([.E28]);DAY([.E28]))&lt;=DATE(YEAR([.E28]);3;31); [.C28]-[.G28] + [.F28]; IF([.G28]-[.C28]&lt;0;[.G28] + [.F28] -[.H28];[.F28]+[.C28]-[.H28]))" office:value-type="float" office:value="9.5">
            <text:p>9.5</text:p>
          </table:table-cell>
          <table:table-cell table:style-name="ce37"/>
          <table:table-cell table:style-name="ce37" table:formula="of:=[.I28]+[.J28]" office:value-type="float" office:value="9.5">
            <text:p>9.5</text:p>
          </table:table-cell>
          <table:table-cell table:style-name="ce45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hanNM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29]);DATE(YEAR([.D29]);12;31);NOW())" office:value-type="date" office:date-value="2016-03-04T08:44:53.51">
            <text:p>03/04/16</text:p>
          </table:table-cell>
          <table:table-cell table:style-name="ce3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2">
            <text:p>2</text:p>
          </table:table-cell>
          <table:table-cell table:style-name="ce42" table:formula="of:=SUMPRODUCT([Thong_Tin_Ngay_Nghi_201601.$B$3:.$B$43]=[.$B29];[Thong_Tin_Ngay_Nghi_201601.$C$3:.$C$43])+SUMPRODUCT([Thong_Tin_Ngay_Nghi_201602.$B$3:.$B$43]=[.$B29];[Thong_Tin_Ngay_Nghi_201602.$C$3:.$C$43])" office:value-type="float" office:value="3">
            <text:p>3</text:p>
          </table:table-cell>
          <table:table-cell table:style-name="ce42" table:formula="of:=SUMPRODUCT([Thong_Tin_Ngay_Nghi_201601.$B$3:.$B$43]=[.$B29];[Thong_Tin_Ngay_Nghi_201601.$C$3:.$C$43])+SUMPRODUCT([Thong_Tin_Ngay_Nghi_201602.$B$3:.$B$43]=[.$B29];[Thong_Tin_Ngay_Nghi_201602.$C$3:.$C$43])" office:value-type="float" office:value="3">
            <text:p>3</text:p>
          </table:table-cell>
          <table:table-cell table:style-name="ce37" table:formula="of:=IF(DATE(YEAR([.E29]);MONTH([.E29]);DAY([.E29]))&lt;=DATE(YEAR([.E29]);3;31); [.C29]-[.G29] + [.F29]; IF([.G29]-[.C29]&lt;0;[.G29] + [.F29] -[.H29];[.F29]+[.C29]-[.H29]))" office:value-type="float" office:value="5">
            <text:p>5</text:p>
          </table:table-cell>
          <table:table-cell table:style-name="ce37"/>
          <table:table-cell table:style-name="ce37" table:formula="of:=[.I29]+[.J29]" office:value-type="float" office:value="5">
            <text:p>5</text:p>
          </table:table-cell>
          <table:table-cell table:style-name="ce45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PhuongTH</text:p>
          </table:table-cell>
          <table:table-cell table:style-name="ce37" office:value-type="float" office:value="2.5">
            <text:p>2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0]);DATE(YEAR([.D30]);12;31);NOW())" office:value-type="date" office:date-value="2016-03-04T08:44:53.51">
            <text:p>03/04/16</text:p>
          </table:table-cell>
          <table:table-cell table:style-name="ce3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2">
            <text:p>2</text:p>
          </table:table-cell>
          <table:table-cell table:style-name="ce42" table:formula="of:=SUMPRODUCT([Thong_Tin_Ngay_Nghi_201601.$B$3:.$B$43]=[.$B30];[Thong_Tin_Ngay_Nghi_201601.$C$3:.$C$43])+SUMPRODUCT([Thong_Tin_Ngay_Nghi_201602.$B$3:.$B$43]=[.$B30];[Thong_Tin_Ngay_Nghi_201602.$C$3:.$C$43])" office:value-type="float" office:value="0">
            <text:p>0</text:p>
          </table:table-cell>
          <table:table-cell table:style-name="ce42" table:formula="of:=SUMPRODUCT([Thong_Tin_Ngay_Nghi_201601.$B$3:.$B$43]=[.$B30];[Thong_Tin_Ngay_Nghi_201601.$C$3:.$C$43])+SUMPRODUCT([Thong_Tin_Ngay_Nghi_201602.$B$3:.$B$43]=[.$B30];[Thong_Tin_Ngay_Nghi_201602.$C$3:.$C$43])" office:value-type="float" office:value="0">
            <text:p>0</text:p>
          </table:table-cell>
          <table:table-cell table:style-name="ce37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style-name="ce37"/>
          <table:table-cell table:style-name="ce37" table:formula="of:=[.I30]+[.J30]" office:value-type="float" office:value="4.5">
            <text:p>4.5</text:p>
          </table:table-cell>
          <table:table-cell table:style-name="ce45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SonPX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1]);DATE(YEAR([.D31]);12;31);NOW())" office:value-type="date" office:date-value="2016-03-04T08:44:53.51">
            <text:p>03/04/16</text:p>
          </table:table-cell>
          <table:table-cell table:style-name="ce3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42" table:formula="of:=SUMPRODUCT([Thong_Tin_Ngay_Nghi_201601.$B$3:.$B$43]=[.$B31];[Thong_Tin_Ngay_Nghi_201601.$C$3:.$C$43])+SUMPRODUCT([Thong_Tin_Ngay_Nghi_201602.$B$3:.$B$43]=[.$B31];[Thong_Tin_Ngay_Nghi_201602.$C$3:.$C$43])" office:value-type="float" office:value="2">
            <text:p>2</text:p>
          </table:table-cell>
          <table:table-cell table:style-name="ce42" table:formula="of:=SUMPRODUCT([Thong_Tin_Ngay_Nghi_201601.$B$3:.$B$43]=[.$B31];[Thong_Tin_Ngay_Nghi_201601.$C$3:.$C$43])+SUMPRODUCT([Thong_Tin_Ngay_Nghi_201602.$B$3:.$B$43]=[.$B31];[Thong_Tin_Ngay_Nghi_201602.$C$3:.$C$43])" office:value-type="float" office:value="2">
            <text:p>2</text:p>
          </table:table-cell>
          <table:table-cell table:style-name="ce37" table:formula="of:=IF(DATE(YEAR([.E31]);MONTH([.E31]);DAY([.E31]))&lt;=DATE(YEAR([.E31]);3;31); [.C31]-[.G31] + [.F31]; IF([.G31]-[.C31]&lt;0;[.G31] + [.F31] -[.H31];[.F31]+[.C31]-[.H31]))" office:value-type="float" office:value="3.5">
            <text:p>3.5</text:p>
          </table:table-cell>
          <table:table-cell table:style-name="ce37"/>
          <table:table-cell table:style-name="ce37" table:formula="of:=[.I31]+[.J31]" office:value-type="float" office:value="3.5">
            <text:p>3.5</text:p>
          </table:table-cell>
          <table:table-cell table:style-name="ce45"/>
        </table:table-row>
        <table:table-row table:style-name="ro11">
          <table:table-cell table:style-name="ce32" office:value-type="float" office:value="26">
            <text:p>26</text:p>
          </table:table-cell>
          <table:table-cell table:style-name="ce34" office:value-type="string">
            <text:p>ThachBK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2]);DATE(YEAR([.D32]);12;31);NOW())" office:value-type="date" office:date-value="2016-03-04T08:44:53.51">
            <text:p>03/04/16</text:p>
          </table:table-cell>
          <table:table-cell table:style-name="ce3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2">
            <text:p>2</text:p>
          </table:table-cell>
          <table:table-cell table:style-name="ce42" table:formula="of:=SUMPRODUCT([Thong_Tin_Ngay_Nghi_201601.$B$3:.$B$43]=[.$B32];[Thong_Tin_Ngay_Nghi_201601.$C$3:.$C$43])+SUMPRODUCT([Thong_Tin_Ngay_Nghi_201602.$B$3:.$B$43]=[.$B32];[Thong_Tin_Ngay_Nghi_201602.$C$3:.$C$43])" office:value-type="float" office:value="10.5">
            <text:p>10.5</text:p>
          </table:table-cell>
          <table:table-cell table:style-name="ce42" table:formula="of:=SUMPRODUCT([Thong_Tin_Ngay_Nghi_201601.$B$3:.$B$43]=[.$B32];[Thong_Tin_Ngay_Nghi_201601.$C$3:.$C$43])+SUMPRODUCT([Thong_Tin_Ngay_Nghi_201602.$B$3:.$B$43]=[.$B32];[Thong_Tin_Ngay_Nghi_201602.$C$3:.$C$43])" office:value-type="float" office:value="10.5">
            <text:p>10.5</text:p>
          </table:table-cell>
          <table:table-cell table:style-name="ce37" table:formula="of:=IF(DATE(YEAR([.E32]);MONTH([.E32]);DAY([.E32]))&lt;=DATE(YEAR([.E32]);3;31); [.C32]-[.G32] + [.F32]; IF([.G32]-[.C32]&lt;0;[.G32] + [.F32] -[.H32];[.F32]+[.C32]-[.H32]))" office:value-type="float" office:value="-8.5">
            <text:p>-8.5</text:p>
          </table:table-cell>
          <table:table-cell table:style-name="ce37" office:value-type="float" office:value="5">
            <text:p>5</text:p>
          </table:table-cell>
          <table:table-cell table:style-name="ce37" table:formula="of:=[.I32]+[.J32]" office:value-type="float" office:value="-3.5">
            <text:p>-3.5</text:p>
          </table:table-cell>
          <table:table-cell table:style-name="ce45" office:value-type="string">
            <text:p>Những ngày nghỉ đã trừ vào lương:</text:p>
            <text:p>- Tháng 1, trừ 5 ngày</text:p>
            <text:p>=&gt; Ko trừ vào ngày phép nữa</text:p>
          </table:table-cell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oDTH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3]);DATE(YEAR([.D33]);12;31);NOW())" office:value-type="date" office:date-value="2016-03-04T08:44:53.52">
            <text:p>03/04/16</text:p>
          </table:table-cell>
          <table:table-cell table:style-name="ce3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42" table:formula="of:=SUMPRODUCT([Thong_Tin_Ngay_Nghi_201601.$B$3:.$B$43]=[.$B33];[Thong_Tin_Ngay_Nghi_201601.$C$3:.$C$43])+SUMPRODUCT([Thong_Tin_Ngay_Nghi_201602.$B$3:.$B$43]=[.$B33];[Thong_Tin_Ngay_Nghi_201602.$C$3:.$C$43])" office:value-type="float" office:value="0.5">
            <text:p>0.5</text:p>
          </table:table-cell>
          <table:table-cell table:style-name="ce42" table:formula="of:=SUMPRODUCT([Thong_Tin_Ngay_Nghi_201601.$B$3:.$B$43]=[.$B33];[Thong_Tin_Ngay_Nghi_201601.$C$3:.$C$43])+SUMPRODUCT([Thong_Tin_Ngay_Nghi_201602.$B$3:.$B$43]=[.$B33];[Thong_Tin_Ngay_Nghi_201602.$C$3:.$C$43])" office:value-type="float" office:value="0.5">
            <text:p>0.5</text:p>
          </table:table-cell>
          <table:table-cell table:style-name="ce37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style-name="ce37"/>
          <table:table-cell table:style-name="ce37" table:formula="of:=[.I33]+[.J33]" office:value-type="float" office:value="2.5">
            <text:p>2.5</text:p>
          </table:table-cell>
          <table:table-cell table:style-name="ce45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amDT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4]);DATE(YEAR([.D34]);12;31);NOW())" office:value-type="date" office:date-value="2016-03-04T08:44:53.52">
            <text:p>03/04/16</text:p>
          </table:table-cell>
          <table:table-cell table:style-name="ce3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42" table:formula="of:=SUMPRODUCT([Thong_Tin_Ngay_Nghi_201601.$B$3:.$B$43]=[.$B34];[Thong_Tin_Ngay_Nghi_201601.$C$3:.$C$43])+SUMPRODUCT([Thong_Tin_Ngay_Nghi_201602.$B$3:.$B$43]=[.$B34];[Thong_Tin_Ngay_Nghi_201602.$C$3:.$C$43])" office:value-type="float" office:value="7.5">
            <text:p>7.5</text:p>
          </table:table-cell>
          <table:table-cell table:style-name="ce42" table:formula="of:=SUMPRODUCT([Thong_Tin_Ngay_Nghi_201601.$B$3:.$B$43]=[.$B34];[Thong_Tin_Ngay_Nghi_201601.$C$3:.$C$43])+SUMPRODUCT([Thong_Tin_Ngay_Nghi_201602.$B$3:.$B$43]=[.$B34];[Thong_Tin_Ngay_Nghi_201602.$C$3:.$C$43])" office:value-type="float" office:value="7.5">
            <text:p>7.5</text:p>
          </table:table-cell>
          <table:table-cell table:style-name="ce37" table:formula="of:=IF(DATE(YEAR([.E34]);MONTH([.E34]);DAY([.E34]))&lt;=DATE(YEAR([.E34]);3;31); [.C34]-[.G34] + [.F34]; IF([.G34]-[.C34]&lt;0;[.G34] + [.F34] -[.H34];[.F34]+[.C34]-[.H34]))" office:value-type="float" office:value="-3.5">
            <text:p>-3.5</text:p>
          </table:table-cell>
          <table:table-cell table:style-name="ce37"/>
          <table:table-cell table:style-name="ce37" table:formula="of:=[.I34]+[.J34]" office:value-type="float" office:value="-3.5">
            <text:p>-3.5</text:p>
          </table:table-cell>
          <table:table-cell table:style-name="ce45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inhT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5]);DATE(YEAR([.D35]);12;31);NOW())" office:value-type="date" office:date-value="2016-03-04T08:44:53.52">
            <text:p>03/04/16</text:p>
          </table:table-cell>
          <table:table-cell table:style-name="ce3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2">
            <text:p>2</text:p>
          </table:table-cell>
          <table:table-cell table:style-name="ce42" table:formula="of:=SUMPRODUCT([Thong_Tin_Ngay_Nghi_201601.$B$3:.$B$43]=[.$B35];[Thong_Tin_Ngay_Nghi_201601.$C$3:.$C$43])+SUMPRODUCT([Thong_Tin_Ngay_Nghi_201602.$B$3:.$B$43]=[.$B35];[Thong_Tin_Ngay_Nghi_201602.$C$3:.$C$43])" office:value-type="float" office:value="3">
            <text:p>3</text:p>
          </table:table-cell>
          <table:table-cell table:style-name="ce42" table:formula="of:=SUMPRODUCT([Thong_Tin_Ngay_Nghi_201601.$B$3:.$B$43]=[.$B35];[Thong_Tin_Ngay_Nghi_201601.$C$3:.$C$43])+SUMPRODUCT([Thong_Tin_Ngay_Nghi_201602.$B$3:.$B$43]=[.$B35];[Thong_Tin_Ngay_Nghi_201602.$C$3:.$C$43])" office:value-type="float" office:value="3">
            <text:p>3</text:p>
          </table:table-cell>
          <table:table-cell table:style-name="ce37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style-name="ce37"/>
          <table:table-cell table:style-name="ce37" table:formula="of:=[.I35]+[.J35]" office:value-type="float" office:value="3.5">
            <text:p>3.5</text:p>
          </table:table-cell>
          <table:table-cell table:style-name="ce45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ongDN</text:p>
          </table:table-cell>
          <table:table-cell table:style-name="ce37" office:value-type="float" office:value="1">
            <text:p>1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6]);DATE(YEAR([.D36]);12;31);NOW())" office:value-type="date" office:date-value="2016-03-04T08:44:53.52">
            <text:p>03/04/16</text:p>
          </table:table-cell>
          <table:table-cell table:style-name="ce3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42" table:formula="of:=SUMPRODUCT([Thong_Tin_Ngay_Nghi_201601.$B$3:.$B$43]=[.$B36];[Thong_Tin_Ngay_Nghi_201601.$C$3:.$C$43])+SUMPRODUCT([Thong_Tin_Ngay_Nghi_201602.$B$3:.$B$43]=[.$B36];[Thong_Tin_Ngay_Nghi_201602.$C$3:.$C$43])" office:value-type="float" office:value="3.5">
            <text:p>3.5</text:p>
          </table:table-cell>
          <table:table-cell table:style-name="ce42" table:formula="of:=SUMPRODUCT([Thong_Tin_Ngay_Nghi_201601.$B$3:.$B$43]=[.$B36];[Thong_Tin_Ngay_Nghi_201601.$C$3:.$C$43])+SUMPRODUCT([Thong_Tin_Ngay_Nghi_201602.$B$3:.$B$43]=[.$B36];[Thong_Tin_Ngay_Nghi_201602.$C$3:.$C$43])" office:value-type="float" office:value="3.5">
            <text:p>3.5</text:p>
          </table:table-cell>
          <table:table-cell table:style-name="ce37" table:formula="of:=IF(DATE(YEAR([.E36]);MONTH([.E36]);DAY([.E36]))&lt;=DATE(YEAR([.E36]);3;31); [.C36]-[.G36] + [.F36]; IF([.G36]-[.C36]&lt;0;[.G36] + [.F36] -[.H36];[.F36]+[.C36]-[.H36]))" office:value-type="float" office:value="-0.5">
            <text:p>-0.5</text:p>
          </table:table-cell>
          <table:table-cell table:style-name="ce37"/>
          <table:table-cell table:style-name="ce37" table:formula="of:=[.I36]+[.J36]" office:value-type="float" office:value="-0.5">
            <text:p>-0.5</text:p>
          </table:table-cell>
          <table:table-cell table:style-name="ce45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uyLTT</text:p>
          </table:table-cell>
          <table:table-cell table:style-name="ce37" office:value-type="float" office:value="0">
            <text:p>0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7]);DATE(YEAR([.D37]);12;31);NOW())" office:value-type="date" office:date-value="2016-03-04T08:44:53.52">
            <text:p>03/04/16</text:p>
          </table:table-cell>
          <table:table-cell table:style-name="ce3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42" table:formula="of:=SUMPRODUCT([Thong_Tin_Ngay_Nghi_201601.$B$3:.$B$43]=[.$B37];[Thong_Tin_Ngay_Nghi_201601.$C$3:.$C$43])+SUMPRODUCT([Thong_Tin_Ngay_Nghi_201602.$B$3:.$B$43]=[.$B37];[Thong_Tin_Ngay_Nghi_201602.$C$3:.$C$43])" office:value-type="float" office:value="1">
            <text:p>1</text:p>
          </table:table-cell>
          <table:table-cell table:style-name="ce42" table:formula="of:=SUMPRODUCT([Thong_Tin_Ngay_Nghi_201601.$B$3:.$B$43]=[.$B37];[Thong_Tin_Ngay_Nghi_201601.$C$3:.$C$43])+SUMPRODUCT([Thong_Tin_Ngay_Nghi_201602.$B$3:.$B$43]=[.$B37];[Thong_Tin_Ngay_Nghi_201602.$C$3:.$C$43])" office:value-type="float" office:value="1">
            <text:p>1</text:p>
          </table:table-cell>
          <table:table-cell table:style-name="ce37" table:formula="of:=IF(DATE(YEAR([.E37]);MONTH([.E37]);DAY([.E37]))&lt;=DATE(YEAR([.E37]);3;31); [.C37]-[.G37] + [.F37]; IF([.G37]-[.C37]&lt;0;[.G37] + [.F37] -[.H37];[.F37]+[.C37]-[.H37]))" office:value-type="float" office:value="1">
            <text:p>1</text:p>
          </table:table-cell>
          <table:table-cell table:style-name="ce37"/>
          <table:table-cell table:style-name="ce37" table:formula="of:=[.I37]+[.J37]" office:value-type="float" office:value="1">
            <text:p>1</text:p>
          </table:table-cell>
          <table:table-cell table:style-name="ce45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oiDB</text:p>
          </table:table-cell>
          <table:table-cell table:style-name="ce37" office:value-type="float" office:value="3.5">
            <text:p>3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8]);DATE(YEAR([.D38]);12;31);NOW())" office:value-type="date" office:date-value="2016-03-04T08:44:53.52">
            <text:p>03/04/16</text:p>
          </table:table-cell>
          <table:table-cell table:style-name="ce3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2">
            <text:p>2</text:p>
          </table:table-cell>
          <table:table-cell table:style-name="ce42" table:formula="of:=SUMPRODUCT([Thong_Tin_Ngay_Nghi_201601.$B$3:.$B$43]=[.$B38];[Thong_Tin_Ngay_Nghi_201601.$C$3:.$C$43])+SUMPRODUCT([Thong_Tin_Ngay_Nghi_201602.$B$3:.$B$43]=[.$B38];[Thong_Tin_Ngay_Nghi_201602.$C$3:.$C$43])" office:value-type="float" office:value="3">
            <text:p>3</text:p>
          </table:table-cell>
          <table:table-cell table:style-name="ce42" table:formula="of:=SUMPRODUCT([Thong_Tin_Ngay_Nghi_201601.$B$3:.$B$43]=[.$B38];[Thong_Tin_Ngay_Nghi_201601.$C$3:.$C$43])+SUMPRODUCT([Thong_Tin_Ngay_Nghi_201602.$B$3:.$B$43]=[.$B38];[Thong_Tin_Ngay_Nghi_201602.$C$3:.$C$43])" office:value-type="float" office:value="3">
            <text:p>3</text:p>
          </table:table-cell>
          <table:table-cell table:style-name="ce37" table:formula="of:=IF(DATE(YEAR([.E38]);MONTH([.E38]);DAY([.E38]))&lt;=DATE(YEAR([.E38]);3;31); [.C38]-[.G38] + [.F38]; IF([.G38]-[.C38]&lt;0;[.G38] + [.F38] -[.H38];[.F38]+[.C38]-[.H38]))" office:value-type="float" office:value="2.5">
            <text:p>2.5</text:p>
          </table:table-cell>
          <table:table-cell table:style-name="ce37"/>
          <table:table-cell table:style-name="ce37" table:formula="of:=[.I38]+[.J38]" office:value-type="float" office:value="2.5">
            <text:p>2.5</text:p>
          </table:table-cell>
          <table:table-cell table:style-name="ce45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ruyenLVC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39]);DATE(YEAR([.D39]);12;31);NOW())" office:value-type="date" office:date-value="2016-03-04T08:44:53.52">
            <text:p>03/04/16</text:p>
          </table:table-cell>
          <table:table-cell table:style-name="ce3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2">
            <text:p>2</text:p>
          </table:table-cell>
          <table:table-cell table:style-name="ce42" table:formula="of:=SUMPRODUCT([Thong_Tin_Ngay_Nghi_201601.$B$3:.$B$43]=[.$B39];[Thong_Tin_Ngay_Nghi_201601.$C$3:.$C$43])+SUMPRODUCT([Thong_Tin_Ngay_Nghi_201602.$B$3:.$B$43]=[.$B39];[Thong_Tin_Ngay_Nghi_201602.$C$3:.$C$43])" office:value-type="float" office:value="0">
            <text:p>0</text:p>
          </table:table-cell>
          <table:table-cell table:style-name="ce42" table:formula="of:=SUMPRODUCT([Thong_Tin_Ngay_Nghi_201601.$B$3:.$B$43]=[.$B39];[Thong_Tin_Ngay_Nghi_201601.$C$3:.$C$43])+SUMPRODUCT([Thong_Tin_Ngay_Nghi_201602.$B$3:.$B$43]=[.$B39];[Thong_Tin_Ngay_Nghi_201602.$C$3:.$C$43])" office:value-type="float" office:value="0">
            <text:p>0</text:p>
          </table:table-cell>
          <table:table-cell table:style-name="ce37" table:formula="of:=IF(DATE(YEAR([.E39]);MONTH([.E39]);DAY([.E39]))&lt;=DATE(YEAR([.E39]);3;31); [.C39]-[.G39] + [.F39]; IF([.G39]-[.C39]&lt;0;[.G39] + [.F39] -[.H39];[.F39]+[.C39]-[.H39]))" office:value-type="float" office:value="4">
            <text:p>4</text:p>
          </table:table-cell>
          <table:table-cell table:style-name="ce37"/>
          <table:table-cell table:style-name="ce37" table:formula="of:=[.I39]+[.J39]" office:value-type="float" office:value="4">
            <text:p>4</text:p>
          </table:table-cell>
          <table:table-cell table:style-name="ce45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uanND</text:p>
          </table:table-cell>
          <table:table-cell table:style-name="ce37" office:value-type="float" office:value="4.5">
            <text:p>4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0]);DATE(YEAR([.D40]);12;31);NOW())" office:value-type="date" office:date-value="2016-03-04T08:44:53.52">
            <text:p>03/04/16</text:p>
          </table:table-cell>
          <table:table-cell table:style-name="ce39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2">
            <text:p>2</text:p>
          </table:table-cell>
          <table:table-cell table:style-name="ce42" table:formula="of:=SUMPRODUCT([Thong_Tin_Ngay_Nghi_201601.$B$3:.$B$43]=[.$B40];[Thong_Tin_Ngay_Nghi_201601.$C$3:.$C$43])+SUMPRODUCT([Thong_Tin_Ngay_Nghi_201602.$B$3:.$B$43]=[.$B40];[Thong_Tin_Ngay_Nghi_201602.$C$3:.$C$43])" office:value-type="float" office:value="5.5">
            <text:p>5.5</text:p>
          </table:table-cell>
          <table:table-cell table:style-name="ce42" table:formula="of:=SUMPRODUCT([Thong_Tin_Ngay_Nghi_201601.$B$3:.$B$43]=[.$B40];[Thong_Tin_Ngay_Nghi_201601.$C$3:.$C$43])+SUMPRODUCT([Thong_Tin_Ngay_Nghi_201602.$B$3:.$B$43]=[.$B40];[Thong_Tin_Ngay_Nghi_201602.$C$3:.$C$43])" office:value-type="float" office:value="5.5">
            <text:p>5.5</text:p>
          </table:table-cell>
          <table:table-cell table:style-name="ce37" table:formula="of:=IF(DATE(YEAR([.E40]);MONTH([.E40]);DAY([.E40]))&lt;=DATE(YEAR([.E40]);3;31); [.C40]-[.G40] + [.F40]; IF([.G40]-[.C40]&lt;0;[.G40] + [.F40] -[.H40];[.F40]+[.C40]-[.H40]))" office:value-type="float" office:value="1">
            <text:p>1</text:p>
          </table:table-cell>
          <table:table-cell table:style-name="ce37"/>
          <table:table-cell table:style-name="ce37" table:formula="of:=[.I40]+[.J40]" office:value-type="float" office:value="1">
            <text:p>1</text:p>
          </table:table-cell>
          <table:table-cell table:style-name="ce45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etBA</text:p>
          </table:table-cell>
          <table:table-cell table:style-name="ce37" office:value-type="float" office:value="1.5">
            <text:p>1.5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1]);DATE(YEAR([.D41]);12;31);NOW())" office:value-type="date" office:date-value="2016-03-04T08:44:53.52">
            <text:p>03/04/16</text:p>
          </table:table-cell>
          <table:table-cell table:style-name="ce39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2">
            <text:p>2</text:p>
          </table:table-cell>
          <table:table-cell table:style-name="ce42" table:formula="of:=SUMPRODUCT([Thong_Tin_Ngay_Nghi_201601.$B$3:.$B$43]=[.$B41];[Thong_Tin_Ngay_Nghi_201601.$C$3:.$C$43])+SUMPRODUCT([Thong_Tin_Ngay_Nghi_201602.$B$3:.$B$43]=[.$B41];[Thong_Tin_Ngay_Nghi_201602.$C$3:.$C$43])" office:value-type="float" office:value="0.5">
            <text:p>0.5</text:p>
          </table:table-cell>
          <table:table-cell table:style-name="ce42" table:formula="of:=SUMPRODUCT([Thong_Tin_Ngay_Nghi_201601.$B$3:.$B$43]=[.$B41];[Thong_Tin_Ngay_Nghi_201601.$C$3:.$C$43])+SUMPRODUCT([Thong_Tin_Ngay_Nghi_201602.$B$3:.$B$43]=[.$B41];[Thong_Tin_Ngay_Nghi_201602.$C$3:.$C$43])" office:value-type="float" office:value="0.5">
            <text:p>0.5</text:p>
          </table:table-cell>
          <table:table-cell table:style-name="ce37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style-name="ce37"/>
          <table:table-cell table:style-name="ce37" table:formula="of:=[.I41]+[.J41]" office:value-type="float" office:value="3">
            <text:p>3</text:p>
          </table:table-cell>
          <table:table-cell table:style-name="ce45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5" office:value-type="string">
            <text:p>VinhP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2]);DATE(YEAR([.D42]);12;31);NOW())" office:value-type="date" office:date-value="2016-03-04T08:44:53.52">
            <text:p>03/04/16</text:p>
          </table:table-cell>
          <table:table-cell table:style-name="ce39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42" table:formula="of:=SUMPRODUCT([Thong_Tin_Ngay_Nghi_201601.$B$3:.$B$43]=[.$B42];[Thong_Tin_Ngay_Nghi_201601.$C$3:.$C$43])+SUMPRODUCT([Thong_Tin_Ngay_Nghi_201602.$B$3:.$B$43]=[.$B42];[Thong_Tin_Ngay_Nghi_201602.$C$3:.$C$43])" office:value-type="float" office:value="6">
            <text:p>6</text:p>
          </table:table-cell>
          <table:table-cell table:style-name="ce42" table:formula="of:=SUMPRODUCT([Thong_Tin_Ngay_Nghi_201601.$B$3:.$B$43]=[.$B42];[Thong_Tin_Ngay_Nghi_201601.$C$3:.$C$43])+SUMPRODUCT([Thong_Tin_Ngay_Nghi_201602.$B$3:.$B$43]=[.$B42];[Thong_Tin_Ngay_Nghi_201602.$C$3:.$C$43])" office:value-type="float" office:value="6">
            <text:p>6</text:p>
          </table:table-cell>
          <table:table-cell table:style-name="ce37" table:formula="of:=IF(DATE(YEAR([.E42]);MONTH([.E42]);DAY([.E42]))&lt;=DATE(YEAR([.E42]);3;31); [.C42]-[.G42] + [.F42]; IF([.G42]-[.C42]&lt;0;[.G42] + [.F42] -[.H42];[.F42]+[.C42]-[.H42]))" office:value-type="float" office:value="-1">
            <text:p>-1</text:p>
          </table:table-cell>
          <table:table-cell table:style-name="ce37"/>
          <table:table-cell table:style-name="ce37" table:formula="of:=[.I42]+[.J42]" office:value-type="float" office:value="-1">
            <text:p>-1</text:p>
          </table:table-cell>
          <table:table-cell table:style-name="ce45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uNA</text:p>
          </table:table-cell>
          <table:table-cell table:style-name="ce37" office:value-type="float" office:value="6">
            <text:p>6</text:p>
          </table:table-cell>
          <table:table-cell table:style-name="ce38" office:value-type="date" office:date-value="2016-01-01">
            <text:p>01/01/16</text:p>
          </table:table-cell>
          <table:table-cell table:style-name="ce38" table:formula="of:=IF(YEAR(NOW())&gt;YEAR([.D43]);DATE(YEAR([.D43]);12;31);NOW())" office:value-type="date" office:date-value="2016-03-04T08:45:00.71">
            <text:p>03/04/16</text:p>
          </table:table-cell>
          <table:table-cell table:style-name="ce39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2">
            <text:p>2</text:p>
          </table:table-cell>
          <table:table-cell table:style-name="ce42" table:formula="of:=SUMPRODUCT([Thong_Tin_Ngay_Nghi_201601.$B$3:.$B$43]=[.$B43];[Thong_Tin_Ngay_Nghi_201601.$C$3:.$C$43])+SUMPRODUCT([Thong_Tin_Ngay_Nghi_201602.$B$3:.$B$43]=[.$B43];[Thong_Tin_Ngay_Nghi_201602.$C$3:.$C$43])" office:value-type="float" office:value="6">
            <text:p>6</text:p>
          </table:table-cell>
          <table:table-cell table:style-name="ce42" table:formula="of:=SUMPRODUCT([Thong_Tin_Ngay_Nghi_201601.$B$3:.$B$43]=[.$B43];[Thong_Tin_Ngay_Nghi_201601.$C$3:.$C$43])+SUMPRODUCT([Thong_Tin_Ngay_Nghi_201602.$B$3:.$B$43]=[.$B43];[Thong_Tin_Ngay_Nghi_201602.$C$3:.$C$43])" office:value-type="float" office:value="6">
            <text:p>6</text:p>
          </table:table-cell>
          <table:table-cell table:style-name="ce37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style-name="ce37"/>
          <table:table-cell table:style-name="ce37" table:formula="of:=[.I43]+[.J43]" office:value-type="float" office:value="2">
            <text:p>2</text:p>
          </table:table-cell>
          <table:table-cell table:style-name="ce45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2">
          <table:table-cell table:number-columns-repeated="12"/>
        </table:table-row>
        <table:table-row table:style-name="ro2" table:number-rows-repeated="104851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54"/>
        <table:table-column table:style-name="co22" table:number-columns-repeated="7" table:default-cell-style-name="ce54"/>
        <table:table-column table:style-name="co21" table:number-columns-repeated="14" table:default-cell-style-name="ce54"/>
        <table:table-column table:style-name="co23" table:number-columns-repeated="2" table:default-cell-style-name="ce54"/>
        <table:table-column table:style-name="co7" table:number-columns-repeated="933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49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6" table:number-columns-spanned="2" table:number-rows-spanned="1">
            <text:p>2016</text:p>
          </table:table-cell>
          <table:covered-table-cell table:style-name="ce61"/>
          <table:table-cell table:style-name="ce49" table:number-columns-repeated="15"/>
          <table:table-cell table:style-name="ce62" table:number-columns-repeated="933"/>
        </table:table-row>
        <table:table-row table:style-name="ro2">
          <table:table-cell table:style-name="ce46" table:number-columns-repeated="3"/>
          <table:table-cell table:style-name="ce50" table:formula="of:=DATE([.$R$1];[.N1];1)" office:value-type="date" office:date-value="2016-01-01">
            <text:p>01</text:p>
          </table:table-cell>
          <table:table-cell table:style-name="ce50" table:formula="of:=[.D2]+1" office:value-type="date" office:date-value="2016-01-02">
            <text:p>02</text:p>
          </table:table-cell>
          <table:table-cell table:style-name="ce50" table:formula="of:=[.E2]+1" office:value-type="date" office:date-value="2016-01-03">
            <text:p>03</text:p>
          </table:table-cell>
          <table:table-cell table:style-name="ce50" table:formula="of:=[.F2]+1" office:value-type="date" office:date-value="2016-01-04">
            <text:p>04</text:p>
          </table:table-cell>
          <table:table-cell table:style-name="ce50" table:formula="of:=[.G2]+1" office:value-type="date" office:date-value="2016-01-05">
            <text:p>05</text:p>
          </table:table-cell>
          <table:table-cell table:style-name="ce50" table:formula="of:=[.H2]+1" office:value-type="date" office:date-value="2016-01-06">
            <text:p>06</text:p>
          </table:table-cell>
          <table:table-cell table:style-name="ce50" table:formula="of:=[.I2]+1" office:value-type="date" office:date-value="2016-01-07">
            <text:p>07</text:p>
          </table:table-cell>
          <table:table-cell table:style-name="ce50" table:formula="of:=[.J2]+1" office:value-type="date" office:date-value="2016-01-08">
            <text:p>08</text:p>
          </table:table-cell>
          <table:table-cell table:style-name="ce50" table:formula="of:=[.K2]+1" office:value-type="date" office:date-value="2016-01-09">
            <text:p>09</text:p>
          </table:table-cell>
          <table:table-cell table:style-name="ce50" table:formula="of:=[.L2]+1" office:value-type="date" office:date-value="2016-01-10">
            <text:p>10</text:p>
          </table:table-cell>
          <table:table-cell table:style-name="ce50" table:formula="of:=[.M2]+1" office:value-type="date" office:date-value="2016-01-11">
            <text:p>11</text:p>
          </table:table-cell>
          <table:table-cell table:style-name="ce50" table:formula="of:=[.N2]+1" office:value-type="date" office:date-value="2016-01-12">
            <text:p>12</text:p>
          </table:table-cell>
          <table:table-cell table:style-name="ce50" table:formula="of:=[.O2]+1" office:value-type="date" office:date-value="2016-01-13">
            <text:p>13</text:p>
          </table:table-cell>
          <table:table-cell table:style-name="ce50" table:formula="of:=[.P2]+1" office:value-type="date" office:date-value="2016-01-14">
            <text:p>14</text:p>
          </table:table-cell>
          <table:table-cell table:style-name="ce50" table:formula="of:=[.Q2]+1" office:value-type="date" office:date-value="2016-01-15">
            <text:p>15</text:p>
          </table:table-cell>
          <table:table-cell table:style-name="ce50" table:formula="of:=[.R2]+1" office:value-type="date" office:date-value="2016-01-16">
            <text:p>16</text:p>
          </table:table-cell>
          <table:table-cell table:style-name="ce50" table:formula="of:=[.S2]+1" office:value-type="date" office:date-value="2016-01-17">
            <text:p>17</text:p>
          </table:table-cell>
          <table:table-cell table:style-name="ce50" table:formula="of:=[.T2]+1" office:value-type="date" office:date-value="2016-01-18">
            <text:p>18</text:p>
          </table:table-cell>
          <table:table-cell table:style-name="ce50" table:formula="of:=[.U2]+1" office:value-type="date" office:date-value="2016-01-19">
            <text:p>19</text:p>
          </table:table-cell>
          <table:table-cell table:style-name="ce50" table:formula="of:=[.V2]+1" office:value-type="date" office:date-value="2016-01-20">
            <text:p>20</text:p>
          </table:table-cell>
          <table:table-cell table:style-name="ce50" table:formula="of:=[.W2]+1" office:value-type="date" office:date-value="2016-01-21">
            <text:p>21</text:p>
          </table:table-cell>
          <table:table-cell table:style-name="ce50" table:formula="of:=[.X2]+1" office:value-type="date" office:date-value="2016-01-22">
            <text:p>22</text:p>
          </table:table-cell>
          <table:table-cell table:style-name="ce50" table:formula="of:=[.Y2]+1" office:value-type="date" office:date-value="2016-01-23">
            <text:p>23</text:p>
          </table:table-cell>
          <table:table-cell table:style-name="ce50" table:formula="of:=[.Z2]+1" office:value-type="date" office:date-value="2016-01-24">
            <text:p>24</text:p>
          </table:table-cell>
          <table:table-cell table:style-name="ce50" table:formula="of:=[.AA2]+1" office:value-type="date" office:date-value="2016-01-25">
            <text:p>25</text:p>
          </table:table-cell>
          <table:table-cell table:style-name="ce50" table:formula="of:=[.AB2]+1" office:value-type="date" office:date-value="2016-01-26">
            <text:p>26</text:p>
          </table:table-cell>
          <table:table-cell table:style-name="ce50" table:formula="of:=[.AC2]+1" office:value-type="date" office:date-value="2016-01-27">
            <text:p>27</text:p>
          </table:table-cell>
          <table:table-cell table:style-name="ce50" table:formula="of:=[.AD2]+1" office:value-type="date" office:date-value="2016-01-28">
            <text:p>28</text:p>
          </table:table-cell>
          <table:table-cell table:style-name="ce50" table:formula="of:=[.AE2]+1" office:value-type="date" office:date-value="2016-01-29">
            <text:p>29</text:p>
          </table:table-cell>
          <table:table-cell table:style-name="ce50" table:formula="of:=[.AF2]+1" office:value-type="date" office:date-value="2016-01-30">
            <text:p>30</text:p>
          </table:table-cell>
          <table:table-cell table:style-name="ce50" table:formula="of:=[.AG2]+1" office:value-type="date" office:date-value="2016-01-31">
            <text:p>31</text:p>
          </table:table-cell>
          <table:table-cell table:style-name="ce62" table:number-columns-repeated="933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1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33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48" table:formula="of:=SUM([.D4:.AH4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0.1197in" draw:caption-point-x="-0.2402in" draw:caption-point-y="0.5984in">
              <dc:date>2016-01-28T00:00:00</dc:date>
              <text:p text:style-name="P1"><text:span text:style-name="T1">An nghỉ buổi chiều chở mê đi tái khám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1" svg:width="1.1413in" svg:height="0.3902in" svg:x="15.6587in" svg:y="0.1217in" draw:caption-point-x="-0.2402in" draw:caption-point-y="0.5965in">
              <dc:date>2016-02-19T00:00:00</dc:date>
              <text:p text:style-name="P1"><text:span text:style-name="T1">Bận việc đột xuất</text:span></text:p>
            </office:annotation>
            <text:p>0.5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48" table:formula="of:=SUM([.D5:.AH5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0.6126in" draw:caption-point-x="-0.2319in" draw:caption-point-y="0.353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3" svg:width="1.1413in" svg:height="0.5457in" svg:x="11.5492in" svg:y="0.363in" draw:caption-point-x="-0.2402in" draw:caption-point-y="0.6028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4" draw:text-style-name="P3" svg:width="1.1413in" svg:height="0.3902in" svg:x="13.8323in" svg:y="0.365in" draw:caption-point-x="-0.2402in" draw:caption-point-y="0.6008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48" table:formula="of:=SUM([.D6:.AH6])" office:value-type="float" office:value="1">
            <text:p>1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0.9236in" draw:caption-point-x="-0.2335in" draw:caption-point-y="0.289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10.6472in" svg:y="0.9339in" draw:caption-point-x="-0.2516in" draw:caption-point-y="0.2795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7" draw:text-style-name="P1" svg:width="1.1413in" svg:height="0.2634in" svg:x="15.202in" svg:y="0.6146in" draw:caption-point-x="-0.2402in" draw:caption-point-y="0.5988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48" table:formula="of:=SUM([.D7:.AH7])" office:value-type="float" office:value="0">
            <text:p>0</text:p>
          </table:table-cell>
          <table:table-cell table:style-name="ce52" table:number-columns-repeated="11"/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48" table:formula="of:=SUM([.D8:.AH8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1.5555in" draw:caption-point-x="-0.2409in" draw:caption-point-y="0.153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48" table:formula="of:=SUM([.D9:.AH9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3772in" svg:y="1.8669in" draw:caption-point-x="-0.2319in" draw:caption-point-y="0.0898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5.8339in" svg:y="1.8669in" draw:caption-point-x="-0.2319in" draw:caption-point-y="0.0898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3854in" svg:x="7.7996in" svg:y="1.8772in" draw:caption-point-x="-0.2409in" draw:caption-point-y="0.0795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2" draw:text-style-name="P3" svg:width="1.1413in" svg:height="0.5457in" svg:x="8.7768in" svg:y="1.3559in" draw:caption-point-x="-0.2402in" draw:caption-point-y="0.6008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52" office:value-type="float" office:value="0.5">
            <office:annotation draw:style-name="gr8" draw:text-style-name="P3" svg:width="1.1413in" svg:height="1.0122in" svg:x="9.2661in" svg:y="1.3543in" draw:caption-point-x="-0.2402in" draw:caption-point-y="0.6024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2.0059in" svg:y="1.3547in" draw:caption-point-x="-0.2402in" draw:caption-point-y="0.602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52" office:value-type="float" office:value="0.5">
            <office:annotation draw:style-name="gr4" draw:text-style-name="P3" svg:width="1.1413in" svg:height="0.3902in" svg:x="12.4622in" svg:y="1.3547in" draw:caption-point-x="-0.2402in" draw:caption-point-y="0.602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1" svg:width="1.1413in" svg:height="0.3902in" svg:x="15.6587in" svg:y="1.3598in" draw:caption-point-x="-0.2402in" draw:caption-point-y="0.5969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48" table:formula="of:=SUM([.D10:.AH10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4" draw:text-style-name="P3" svg:width="1.1413in" svg:height="0.3902in" svg:x="14.289in" svg:y="1.6039in" draw:caption-point-x="-0.2402in" draw:caption-point-y="0.6004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48" table:formula="of:=SUM([.D11:.AH1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48" table:formula="of:=SUM([.D12:.AH12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3854in" svg:x="4.0126in" svg:y="2.8303in" draw:caption-point-x="-0.237in" draw:caption-point-y="-0.1307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7.7996in" svg:y="2.8303in" draw:caption-point-x="-0.2409in" draw:caption-point-y="-0.1307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48" table:formula="of:=SUM([.D13:.AH13])" office:value-type="float" office:value="3.5">
            <text:p>3.5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4.4709in" svg:y="3.1409in" draw:caption-point-x="-0.239in" draw:caption-point-y="-0.1937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3.1516in" draw:caption-point-x="-0.2319in" draw:caption-point-y="-0.204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">
            <office:annotation draw:style-name="gr6" draw:text-style-name="P3" svg:width="1.1354in" svg:height="0.5417in" svg:x="7.3083in" svg:y="3.1409in" draw:caption-point-x="-0.239in" draw:caption-point-y="-0.1937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8.2902in" svg:y="3.1409in" draw:caption-point-x="-0.2425in" draw:caption-point-y="-0.1937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3.1516in" draw:caption-point-x="-0.2461in" draw:caption-point-y="-0.2043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5417in" svg:x="10.6472in" svg:y="3.1516in" draw:caption-point-x="-0.2516in" draw:caption-point-y="-0.2043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4.7457in" svg:y="2.3476in" draw:caption-point-x="-0.2402in" draw:caption-point-y="0.5996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48" table:formula="of:=SUM([.D14:.AH14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48" table:formula="of:=SUM([.D15:.AH15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3.7835in" draw:caption-point-x="-0.2335in" draw:caption-point-y="-0.340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48" table:formula="of:=SUM([.D16:.AH16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0.5">
            <office:annotation draw:style-name="gr6" draw:text-style-name="P3" svg:width="1.1354in" svg:height="0.3854in" svg:x="7.3083in" svg:y="4.1047in" draw:caption-point-x="-0.239in" draw:caption-point-y="-0.4146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48" table:formula="of:=SUM([.D17:.AH17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48" table:formula="of:=SUM([.D18:.AH18])" office:value-type="float" office:value="0">
            <text:p>0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4.7374in" draw:caption-point-x="-0.237in" draw:caption-point-y="-0.5516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48" table:formula="of:=SUM([.D19:.AH19])" office:value-type="float" office:value="2.5">
            <text:p>2.5</text:p>
          </table:table-cell>
          <table:table-cell table:style-name="ce52" table:number-columns-repeated="3"/>
          <table:table-cell table:style-name="ce52" office:value-type="float" office:value="0">
            <office:annotation draw:style-name="gr6" draw:text-style-name="P3" svg:width="1.1354in" svg:height="0.2602in" svg:x="4.0126in" svg:y="5.0583in" draw:caption-point-x="-0.237in" draw:caption-point-y="-0.6248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5.0583in" draw:caption-point-x="-0.239in" draw:caption-point-y="-0.6248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style-name="ce52" office:value-type="float" office:value="0.5">
            <office:annotation draw:style-name="gr6" draw:text-style-name="P3" svg:width="1.1354in" svg:height="0.3854in" svg:x="7.7996in" svg:y="5.0685in" draw:caption-point-x="-0.2409in" draw:caption-point-y="-0.635in">
              <dc:date>1899-12-30T00:00:00</dc:date>
              <text:p text:style-name="P3"><text:span text:style-name="T3">Bận việc riêng, nghỉ buổi sáng</text:span></text:p>
            </office:annotation>
            <text:p>0.5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3854in" svg:x="10.6472in" svg:y="5.0685in" draw:caption-point-x="-0.2516in" draw:caption-point-y="-0.635in">
              <dc:date>1899-12-30T00:00:00</dc:date>
              <text:p text:style-name="P3"><text:span text:style-name="T3">Về quê đi đám cưới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2.4622in" svg:y="3.8319in" draw:caption-point-x="-0.2402in" draw:caption-point-y="0.6016in">
              <dc:date>2016-01-22T00:00:00</dc:date>
              <text:p text:style-name="P3"><text:span text:style-name="T3">Làm về khuya nên xin 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48" table:formula="of:=SUM([.D20:.AH20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48" table:formula="of:=SUM([.D21:.AH21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aiNTT</text:p>
          </table:table-cell>
          <table:table-cell table:style-name="ce48" table:formula="of:=SUM([.D22:.AH22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MinhTD</text:p>
          </table:table-cell>
          <table:table-cell table:style-name="ce48" table:formula="of:=SUM([.D23:.AH23])" office:value-type="float" office:value="4">
            <text:p>4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6.4799in" draw:caption-point-x="-0.237in" draw:caption-point-y="-1.0559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6.4799in" draw:caption-point-x="-0.239in" draw:caption-point-y="-1.0559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1.5492in" svg:y="4.822in" draw:caption-point-x="-0.2402in" draw:caption-point-y="0.602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52" office:value-type="float" office:value="0">
            <office:annotation draw:style-name="gr4" draw:text-style-name="P3" svg:width="1.1413in" svg:height="0.3902in" svg:x="12.0059in" svg:y="4.822in" draw:caption-point-x="-0.2402in" draw:caption-point-y="0.602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4" draw:text-style-name="P3" svg:width="1.1413in" svg:height="0.3902in" svg:x="13.8323in" svg:y="4.8228in" draw:caption-point-x="-0.2402in" draw:caption-point-y="0.6012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1">
            <office:annotation draw:style-name="gr4" draw:text-style-name="P3" svg:width="1.1413in" svg:height="0.3902in" svg:x="14.289in" svg:y="4.8228in" draw:caption-point-x="-0.2402in" draw:caption-point-y="0.6012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52" office:value-type="float" office:value="0">
            <office:annotation draw:style-name="gr7" draw:text-style-name="P1" svg:width="1.1413in" svg:height="0.2634in" svg:x="14.7457in" svg:y="4.8244in" draw:caption-point-x="-0.2402in" draw:caption-point-y="0.5996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amTV</text:p>
          </table:table-cell>
          <table:table-cell table:style-name="ce48" table:formula="of:=SUM([.D24:.AH24])" office:value-type="float" office:value="2">
            <text:p>2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3854in" svg:x="9.272in" svg:y="6.8012in" draw:caption-point-x="-0.2461in" draw:caption-point-y="-1.1295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7" draw:text-style-name="P3" svg:width="1.1413in" svg:height="0.2634in" svg:x="10.6358in" svg:y="5.0701in" draw:caption-point-x="-0.2402in" draw:caption-point-y="0.6016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guyenHTT</text:p>
          </table:table-cell>
          <table:table-cell table:style-name="ce48" table:formula="of:=SUM([.D25:.AH25])" office:value-type="float" office:value="0">
            <text:p>0</text:p>
          </table:table-cell>
          <table:table-cell table:style-name="ce52" table:number-columns-repeated="17"/>
          <table:table-cell table:style-name="ce52">
            <office:annotation draw:style-name="gr6" draw:text-style-name="P3" svg:width="1.1354in" svg:height="0.2602in" svg:x="10.6472in" svg:y="7.1224in" draw:caption-point-x="-0.2516in" draw:caption-point-y="-1.2031in">
              <dc:date>1899-12-30T00:00:00</dc:date>
              <text:p text:style-name="P3"><text:span text:style-name="T3">Chuyển nhà</text:span></text:p>
            </office:annotation>
          </table:table-cell>
          <table:table-cell table:style-name="ce52" table:number-columns-repeated="13"/>
          <table:table-cell table:style-name="ce33" table:number-columns-repeated="933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hanNM</text:p>
          </table:table-cell>
          <table:table-cell table:style-name="ce48" table:formula="of:=SUM([.D26:.AH26])" office:value-type="float" office:value="1">
            <text:p>1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7.4335in" draw:caption-point-x="-0.239in" draw:caption-point-y="-1.266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PhuongTH</text:p>
          </table:table-cell>
          <table:table-cell table:style-name="ce48" table:formula="of:=SUM([.D27:.AH27])" office:value-type="float" office:value="0">
            <text:p>0</text:p>
          </table:table-cell>
          <table:table-cell table:style-name="ce52" table:number-columns-repeated="3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8354in" svg:y="7.7547in" draw:caption-point-x="-0.2335in" draw:caption-point-y="-1.339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SonPX</text:p>
          </table:table-cell>
          <table:table-cell table:style-name="ce48" table:formula="of:=SUM([.D28:.AH28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chBK</text:p>
          </table:table-cell>
          <table:table-cell table:style-name="ce48" table:formula="of:=SUM([.D29:.AH29])" office:value-type="float" office:value="6.5">
            <text:p>6.5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2602in" svg:x="4.0126in" svg:y="8.3866in" draw:caption-point-x="-0.237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8.3866in" draw:caption-point-x="-0.239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4.9291in" svg:y="8.3866in" draw:caption-point-x="-0.2406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3772in" svg:y="8.3866in" draw:caption-point-x="-0.2319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office:value-type="float" office:value="1">
            <office:annotation draw:style-name="gr6" draw:text-style-name="P3" svg:width="1.1354in" svg:height="0.2602in" svg:x="5.8354in" svg:y="8.3866in" draw:caption-point-x="-0.2335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52" table:number-columns-repeated="2"/>
          <table:table-cell table:style-name="ce52" office:value-type="float" office:value="1">
            <office:annotation draw:style-name="gr6" draw:text-style-name="P3" svg:width="1.1354in" svg:height="0.2602in" svg:x="7.3083in" svg:y="8.3866in" draw:caption-point-x="-0.239in" draw:caption-point-y="-1.4764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2" draw:text-style-name="P1" svg:width="1.1413in" svg:height="0.5457in" svg:x="15.202in" svg:y="6.3114in" draw:caption-point-x="-0.2402in" draw:caption-point-y="0.5988in">
              <dc:date>2016-01-27T00:00:00</dc:date>
              <text:p text:style-name="P1"><text:span text:style-name="T1">Ngỉ buổi chiều, đưa con đi chích ngừa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oDTH</text:p>
          </table:table-cell>
          <table:table-cell table:style-name="ce48" table:formula="of:=SUM([.D30:.AH30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2602in" svg:x="9.272in" svg:y="8.7921in" draw:caption-point-x="-0.2461in" draw:caption-point-y="-1.6343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amDT</text:p>
          </table:table-cell>
          <table:table-cell table:style-name="ce48" table:formula="of:=SUM([.D31:.AH31])" office:value-type="float" office:value="0.5">
            <text:p>0.5</text:p>
          </table:table-cell>
          <table:table-cell table:style-name="ce52" table:number-columns-repeated="3"/>
          <table:table-cell table:style-name="ce52" office:value-type="float" office:value="0.5">
            <office:annotation draw:style-name="gr6" draw:text-style-name="P3" svg:width="1.1354in" svg:height="0.2602in" svg:x="4.0126in" svg:y="9.1028in" draw:caption-point-x="-0.237in" draw:caption-point-y="-1.6972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inhT</text:p>
          </table:table-cell>
          <table:table-cell table:style-name="ce48" table:formula="of:=SUM([.D32:.AH32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ongDN</text:p>
          </table:table-cell>
          <table:table-cell table:style-name="ce48" table:formula="of:=SUM([.D33:.AH33])" office:value-type="float" office:value="1.5">
            <text:p>1.5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5.3772in" svg:y="9.7453in" draw:caption-point-x="-0.2319in" draw:caption-point-y="-1.8445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2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1.0102in" svg:x="8.2902in" svg:y="9.7453in" draw:caption-point-x="-0.2425in" draw:caption-point-y="-1.8445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uyLTT</text:p>
          </table:table-cell>
          <table:table-cell table:style-name="ce48" table:formula="of:=SUM([.D34:.AH34])" office:value-type="float" office:value="1">
            <text:p>1</text:p>
          </table:table-cell>
          <table:table-cell table:style-name="ce52" table:number-columns-repeated="3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">
            <office:annotation draw:style-name="gr6" draw:text-style-name="P3" svg:width="1.1354in" svg:height="0.2602in" svg:x="5.3772in" svg:y="10.0559in" draw:caption-point-x="-0.2319in" draw:caption-point-y="-1.9075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4"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9.272in" svg:y="10.0661in" draw:caption-point-x="-0.2461in" draw:caption-point-y="-1.9177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oiDB</text:p>
          </table:table-cell>
          <table:table-cell table:style-name="ce48" table:formula="of:=SUM([.D35:.AH35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0">
            <text:p>0</text:p>
          </table:table-cell>
          <table:table-cell table:style-name="ce52" office:value-type="float" office:value="1">
            <office:annotation draw:style-name="gr6" draw:text-style-name="P3" svg:width="1.1354in" svg:height="0.2602in" svg:x="4.4709in" svg:y="10.3776in" draw:caption-point-x="-0.239in" draw:caption-point-y="-1.9811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ruyenLVC</text:p>
          </table:table-cell>
          <table:table-cell table:style-name="ce48" table:formula="of:=SUM([.D36:.AH36])" office:value-type="float" office:value="0">
            <text:p>0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uanND</text:p>
          </table:table-cell>
          <table:table-cell table:style-name="ce48" table:formula="of:=SUM([.D37:.AH37])" office:value-type="float" office:value="1.5">
            <text:p>1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7" draw:text-style-name="P3" svg:width="1.1413in" svg:height="0.2634in" svg:x="15.202in" svg:y="8.2906in" draw:caption-point-x="-0.2402in" draw:caption-point-y="0.6012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52" office:value-type="float" office:value="1">
            <office:annotation draw:style-name="gr7" draw:text-style-name="P3" svg:width="1.1413in" svg:height="0.2634in" svg:x="15.6587in" svg:y="8.2906in" draw:caption-point-x="-0.2402in" draw:caption-point-y="0.6012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etBA</text:p>
          </table:table-cell>
          <table:table-cell table:style-name="ce48" table:formula="of:=SUM([.D38:.AH38])" office:value-type="float" office:value="0.5">
            <text:p>0.5</text:p>
          </table:table-cell>
          <table:table-cell table:style-name="ce52" table:number-columns-repeated="3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3" table:style-name="ce52" office:value-type="float" office:value="0">
            <text:p>0</text:p>
          </table:table-cell>
          <table:table-cell table:style-name="ce52" office:value-type="float" office:value="0.5">
            <office:annotation draw:style-name="gr6" draw:text-style-name="P3" svg:width="1.1354in" svg:height="0.3854in" svg:x="8.7811in" svg:y="11.2677in" draw:caption-point-x="-0.2445in" draw:caption-point-y="-2.1283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inhP</text:p>
          </table:table-cell>
          <table:table-cell table:style-name="ce48" table:formula="of:=SUM([.D39:.AH39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1.652in" draw:caption-point-x="-0.237in" draw:caption-point-y="-2.26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uNA</text:p>
          </table:table-cell>
          <table:table-cell table:style-name="ce48" table:formula="of:=SUM([.D40:.AH40])" office:value-type="float" office:value="1">
            <text:p>1</text:p>
          </table:table-cell>
          <table:table-cell table:style-name="ce52" table:number-columns-repeated="3"/>
          <table:table-cell table:style-name="ce52" office:value-type="float" office:value="1">
            <office:annotation draw:style-name="gr6" draw:text-style-name="P3" svg:width="1.1354in" svg:height="0.5417in" svg:x="4.0126in" svg:y="11.8992in" draw:caption-point-x="-0.237in" draw:caption-point-y="-2.2646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number-columns-repeated="5" table:style-name="ce52" office:value-type="float" office:value="0">
            <text:p>0</text:p>
          </table:table-cell>
          <table:table-cell table:style-name="ce52" table:number-columns-repeated="2"/>
          <table:table-cell table:style-name="ce33" table:number-columns-repeated="933"/>
        </table:table-row>
        <table:table-row table:style-name="ro2" table:number-rows-repeated="5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5"/>
          <table:table-cell table:style-name="ce53" table:number-columns-repeated="26"/>
          <table:table-cell table:style-name="ce33" table:number-columns-repeated="933"/>
        </table:table-row>
        <table:table-row table:style-name="ro2" table:number-rows-repeated="4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>
          <table:table-cell table:style-name="ce33" table:number-columns-repeated="3"/>
          <table:table-cell table:style-name="ce53" table:number-columns-repeated="4"/>
          <table:table-cell table:style-name="ce56" table:number-columns-repeated="7"/>
          <table:table-cell table:style-name="ce53" table:number-columns-repeated="20"/>
          <table:table-cell table:style-name="ce33" table:number-columns-repeated="933"/>
        </table:table-row>
        <table:table-row table:style-name="ro2" table:number-rows-repeated="65393">
          <table:table-cell table:style-name="ce33" table:number-columns-repeated="3"/>
          <table:table-cell table:style-name="ce53" table:number-columns-repeated="31"/>
          <table:table-cell table:style-name="ce33" table:number-columns-repeated="933"/>
        </table:table-row>
        <table:table-row table:style-name="ro2" table:number-rows-repeated="983131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9"/>
        <table:table-column table:style-name="co22" table:number-columns-repeated="7" table:default-cell-style-name="ce69"/>
        <table:table-column table:style-name="co21" table:number-columns-repeated="14" table:default-cell-style-name="ce69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47" table:number-columns-repeated="2"/>
          <table:table-cell table:style-name="ce64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2" table:number-columns-spanned="2" table:number-rows-spanned="1">
            <text:p>2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6" table:number-columns-spanned="2" table:number-rows-spanned="1">
            <text:p>2016</text:p>
          </table:table-cell>
          <table:covered-table-cell table:style-name="ce75"/>
          <table:table-cell table:style-name="ce64" table:number-columns-repeated="13"/>
          <table:table-cell table:style-name="ce62" table:number-columns-repeated="952"/>
        </table:table-row>
        <table:table-row table:style-name="ro2">
          <table:table-cell table:style-name="ce46" table:number-columns-repeated="3"/>
          <table:table-cell table:style-name="ce65" table:formula="of:=DATE([.$R$1];[.N1];1)" office:value-type="date" office:date-value="2016-02-01">
            <text:p>01</text:p>
          </table:table-cell>
          <table:table-cell table:style-name="ce65" table:formula="of:=[.D2]+1" office:value-type="date" office:date-value="2016-02-02">
            <text:p>02</text:p>
          </table:table-cell>
          <table:table-cell table:style-name="ce65" table:formula="of:=[.E2]+1" office:value-type="date" office:date-value="2016-02-03">
            <text:p>03</text:p>
          </table:table-cell>
          <table:table-cell table:style-name="ce65" table:formula="of:=[.F2]+1" office:value-type="date" office:date-value="2016-02-04">
            <text:p>04</text:p>
          </table:table-cell>
          <table:table-cell table:style-name="ce65" table:formula="of:=[.G2]+1" office:value-type="date" office:date-value="2016-02-05">
            <text:p>05</text:p>
          </table:table-cell>
          <table:table-cell table:style-name="ce65" table:formula="of:=[.H2]+1" office:value-type="date" office:date-value="2016-02-06">
            <text:p>06</text:p>
          </table:table-cell>
          <table:table-cell table:style-name="ce65" table:formula="of:=[.I2]+1" office:value-type="date" office:date-value="2016-02-07">
            <text:p>07</text:p>
          </table:table-cell>
          <table:table-cell table:style-name="ce65" table:formula="of:=[.J2]+1" office:value-type="date" office:date-value="2016-02-08">
            <text:p>08</text:p>
          </table:table-cell>
          <table:table-cell table:style-name="ce65" table:formula="of:=[.K2]+1" office:value-type="date" office:date-value="2016-02-09">
            <text:p>09</text:p>
          </table:table-cell>
          <table:table-cell table:style-name="ce65" table:formula="of:=[.L2]+1" office:value-type="date" office:date-value="2016-02-10">
            <text:p>10</text:p>
          </table:table-cell>
          <table:table-cell table:style-name="ce65" table:formula="of:=[.M2]+1" office:value-type="date" office:date-value="2016-02-11">
            <text:p>11</text:p>
          </table:table-cell>
          <table:table-cell table:style-name="ce65" table:formula="of:=[.N2]+1" office:value-type="date" office:date-value="2016-02-12">
            <text:p>12</text:p>
          </table:table-cell>
          <table:table-cell table:style-name="ce65" table:formula="of:=[.O2]+1" office:value-type="date" office:date-value="2016-02-13">
            <text:p>13</text:p>
          </table:table-cell>
          <table:table-cell table:style-name="ce65" table:formula="of:=[.P2]+1" office:value-type="date" office:date-value="2016-02-14">
            <text:p>14</text:p>
          </table:table-cell>
          <table:table-cell table:style-name="ce65" table:formula="of:=[.Q2]+1" office:value-type="date" office:date-value="2016-02-15">
            <text:p>15</text:p>
          </table:table-cell>
          <table:table-cell table:style-name="ce65" table:formula="of:=[.R2]+1" office:value-type="date" office:date-value="2016-02-16">
            <text:p>16</text:p>
          </table:table-cell>
          <table:table-cell table:style-name="ce65" table:formula="of:=[.S2]+1" office:value-type="date" office:date-value="2016-02-17">
            <text:p>17</text:p>
          </table:table-cell>
          <table:table-cell table:style-name="ce65" table:formula="of:=[.T2]+1" office:value-type="date" office:date-value="2016-02-18">
            <text:p>18</text:p>
          </table:table-cell>
          <table:table-cell table:style-name="ce65" table:formula="of:=[.U2]+1" office:value-type="date" office:date-value="2016-02-19">
            <text:p>19</text:p>
          </table:table-cell>
          <table:table-cell table:style-name="ce65" table:formula="of:=[.V2]+1" office:value-type="date" office:date-value="2016-02-20">
            <text:p>20</text:p>
          </table:table-cell>
          <table:table-cell table:style-name="ce65" table:formula="of:=[.W2]+1" office:value-type="date" office:date-value="2016-02-21">
            <text:p>21</text:p>
          </table:table-cell>
          <table:table-cell table:style-name="ce65" table:formula="of:=[.X2]+1" office:value-type="date" office:date-value="2016-02-22">
            <text:p>22</text:p>
          </table:table-cell>
          <table:table-cell table:style-name="ce65" table:formula="of:=[.Y2]+1" office:value-type="date" office:date-value="2016-02-23">
            <text:p>23</text:p>
          </table:table-cell>
          <table:table-cell table:style-name="ce65" table:formula="of:=[.Z2]+1" office:value-type="date" office:date-value="2016-02-24">
            <text:p>24</text:p>
          </table:table-cell>
          <table:table-cell table:style-name="ce65" table:formula="of:=[.AA2]+1" office:value-type="date" office:date-value="2016-02-25">
            <text:p>25</text:p>
          </table:table-cell>
          <table:table-cell table:style-name="ce65" table:formula="of:=[.AB2]+1" office:value-type="date" office:date-value="2016-02-26">
            <text:p>26</text:p>
          </table:table-cell>
          <table:table-cell table:style-name="ce65" table:formula="of:=[.AC2]+1" office:value-type="date" office:date-value="2016-02-27">
            <text:p>27</text:p>
          </table:table-cell>
          <table:table-cell table:style-name="ce65" table:formula="of:=[.AD2]+1" office:value-type="date" office:date-value="2016-02-28">
            <text:p>28</text:p>
          </table:table-cell>
          <table:table-cell table:style-name="ce65" table:formula="of:=[.AE2]+1" office:value-type="date" office:date-value="2016-02-29">
            <text:p>29</text:p>
          </table:table-cell>
          <table:table-cell table:style-name="ce62" table:number-columns-repeated="952"/>
        </table:table-row>
        <table:table-row table:style-name="ro6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1031in" draw:caption-point-x="-0.2402in" draw:caption-point-y="0.3673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1031in" draw:caption-point-x="-0.2402in" draw:caption-point-y="0.3673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1031in" draw:caption-point-x="-0.2402in" draw:caption-point-y="0.3673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1031in" draw:caption-point-x="-0.2402in" draw:caption-point-y="0.3673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2" table:number-columns-repeated="952"/>
        </table:table-row>
        <table:table-row table:style-name="ro6">
          <table:table-cell table:style-name="ce32" office:value-type="float" office:value="1">
            <text:p>1</text:p>
          </table:table-cell>
          <table:table-cell table:style-name="ce34" office:value-type="string">
            <text:p>AnBD</text:p>
          </table:table-cell>
          <table:table-cell table:style-name="ce63" table:formula="of:=SUM([.D4:.AF4])" office:value-type="float" office:value="2">
            <text:p>2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0.1161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0.175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">
            <text:p>2</text:p>
          </table:table-cell>
          <table:table-cell table:style-name="ce34" office:value-type="string">
            <text:p>AnhTTH</text:p>
          </table:table-cell>
          <table:table-cell table:style-name="ce63" table:formula="of:=SUM([.D5:.AF5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0.363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0.3665in" draw:caption-point-x="-0.2402in" draw:caption-point-y="0.5992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3756in" svg:y="0.3693in" draw:caption-point-x="-0.2402in" draw:caption-point-y="0.5965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">
            <text:p>3</text:p>
          </table:table-cell>
          <table:table-cell table:style-name="ce34" office:value-type="string">
            <text:p>BinhNT</text:p>
          </table:table-cell>
          <table:table-cell table:style-name="ce63" table:formula="of:=SUM([.D6:.AF6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0.6114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4">
            <text:p>4</text:p>
          </table:table-cell>
          <table:table-cell table:style-name="ce34" office:value-type="string">
            <text:p>ChanNTT</text:p>
          </table:table-cell>
          <table:table-cell table:style-name="ce63" table:formula="of:=SUM([.D7:.AF7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5">
            <text:p>5</text:p>
          </table:table-cell>
          <table:table-cell table:style-name="ce34" office:value-type="string">
            <text:p>CuongNH</text:p>
          </table:table-cell>
          <table:table-cell table:style-name="ce63" table:formula="of:=SUM([.D8:.AF8])" office:value-type="float" office:value="1.5">
            <text:p>1.5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106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2.9189in" svg:y="1.111in" draw:caption-point-x="-0.2402in" draw:caption-point-y="0.5976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6">
            <text:p>6</text:p>
          </table:table-cell>
          <table:table-cell table:style-name="ce34" office:value-type="string">
            <text:p>DuongDN</text:p>
          </table:table-cell>
          <table:table-cell table:style-name="ce63" table:formula="of:=SUM([.D9:.AF9])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1.3547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0157in" svg:y="1.3547in" draw:caption-point-x="-0.2402in" draw:caption-point-y="0.602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1.3583in" draw:caption-point-x="-0.2402in" draw:caption-point-y="0.5984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1.3583in" draw:caption-point-x="-0.2402in" draw:caption-point-y="0.5984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1.3606in" draw:caption-point-x="-0.2402in" draw:caption-point-y="0.5961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7">
            <text:p>7</text:p>
          </table:table-cell>
          <table:table-cell table:style-name="ce34" office:value-type="string">
            <text:p>DuyNM</text:p>
          </table:table-cell>
          <table:table-cell table:style-name="ce63" table:formula="of:=SUM([.D10:.AF10])" office:value-type="float" office:value="4">
            <text:p>4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1.602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602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602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1.6024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1.6024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1791in" svg:y="1.6024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10.6358in" svg:y="1.6024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1.6055in" draw:caption-point-x="-0.2402in" draw:caption-point-y="0.5988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8">
            <text:p>8</text:p>
          </table:table-cell>
          <table:table-cell table:style-name="ce34" office:value-type="string">
            <text:p>GiauNV</text:p>
          </table:table-cell>
          <table:table-cell table:style-name="ce63" table:formula="of:=SUM([.D11:.AF11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8" draw:text-style-name="P1" svg:width="1.1413in" svg:height="1.0122in" svg:x="3.1024in" svg:y="1.8508in" draw:caption-point-x="-0.2402in" draw:caption-point-y="0.6012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1.8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1.8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1.85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1.85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12.4622in" svg:y="1.8539in" draw:caption-point-x="-0.2402in" draw:caption-point-y="0.598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9">
            <text:p>9</text:p>
          </table:table-cell>
          <table:table-cell table:style-name="ce34" office:value-type="string">
            <text:p>HaTH</text:p>
          </table:table-cell>
          <table:table-cell table:style-name="ce63" table:formula="of:=SUM([.D12:.AF12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097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097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097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097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097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0">
            <text:p>10</text:p>
          </table:table-cell>
          <table:table-cell table:style-name="ce34" office:value-type="string">
            <text:p>HaiNM</text:p>
          </table:table-cell>
          <table:table-cell table:style-name="ce63" table:formula="of:=SUM([.D13:.AF13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2.3453in" draw:caption-point-x="-0.2402in" draw:caption-point-y="0.602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2" draw:text-style-name="P1" svg:width="1.1413in" svg:height="0.5457in" svg:x="4.0157in" svg:y="2.3465in" draw:caption-point-x="-0.2402in" draw:caption-point-y="0.6008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2" draw:text-style-name="P1" svg:width="1.1413in" svg:height="0.5457in" svg:x="9.2661in" svg:y="2.3465in" draw:caption-point-x="-0.2402in" draw:caption-point-y="0.6008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1">
            <text:p>11</text:p>
          </table:table-cell>
          <table:table-cell table:style-name="ce34" office:value-type="string">
            <text:p>HienNV</text:p>
          </table:table-cell>
          <table:table-cell table:style-name="ce63" table:formula="of:=SUM([.D14:.AF14])" office:value-type="float" office:value="1">
            <text:p>1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2">
            <text:p>12</text:p>
          </table:table-cell>
          <table:table-cell table:style-name="ce34" office:value-type="string">
            <text:p>HiepNH</text:p>
          </table:table-cell>
          <table:table-cell table:style-name="ce63" table:formula="of:=SUM([.D15:.AF15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2.840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2.840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2.840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2.840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2.8406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9" draw:text-style-name="P1" svg:width="1.1413in" svg:height="0.8567in" svg:x="9.2661in" svg:y="2.8406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9.7228in" svg:y="2.8406in" draw:caption-point-x="-0.2402in" draw:caption-point-y="0.6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3">
            <text:p>13</text:p>
          </table:table-cell>
          <table:table-cell table:style-name="ce34" office:value-type="string">
            <text:p>HieuHT</text:p>
          </table:table-cell>
          <table:table-cell table:style-name="ce63" table:formula="of:=SUM([.D16:.AF16])" office:value-type="float" office:value="5">
            <text:p>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0882in" draw:caption-point-x="-0.2402in" draw:caption-point-y="0.602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0882in" draw:caption-point-x="-0.2402in" draw:caption-point-y="0.602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147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147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147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4">
            <text:p>14</text:p>
          </table:table-cell>
          <table:table-cell table:style-name="ce34" office:value-type="string">
            <text:p>HieuPT</text:p>
          </table:table-cell>
          <table:table-cell table:style-name="ce63" table:formula="of:=SUM([.D17:.AF17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3.336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3.336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3.336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336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336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5">
            <text:p>15</text:p>
          </table:table-cell>
          <table:table-cell table:style-name="ce34" office:value-type="string">
            <text:p>HungPN</text:p>
          </table:table-cell>
          <table:table-cell table:style-name="ce63" table:formula="of:=SUM([.D18:.AF18])" office:value-type="float" office:value="4.5">
            <text:p>4.5</text:p>
          </table:table-cell>
          <table:table-cell table:style-name="ce67" office:value-type="float" office:value="0.5">
            <office:annotation draw:style-name="gr2" draw:text-style-name="P1" svg:width="1.1413in" svg:height="0.5457in" svg:x="2.6457in" svg:y="3.5843in" draw:caption-point-x="-0.2402in" draw:caption-point-y="0.6016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3.5854in" draw:caption-point-x="-0.2402in" draw:caption-point-y="0.6004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5839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6433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6433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6433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3.5898in" draw:caption-point-x="-0.2402in" draw:caption-point-y="0.5961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6">
            <text:p>16</text:p>
          </table:table-cell>
          <table:table-cell table:style-name="ce34" office:value-type="string">
            <text:p>HuyenHT</text:p>
          </table:table-cell>
          <table:table-cell table:style-name="ce63" table:formula="of:=SUM([.D19:.AF19])" office:value-type="float" office:value="9">
            <text:p>9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3.831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3.831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3.831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3.831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3.890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3.890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3.890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6358in" svg:y="3.890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3.890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4.289in" svg:y="3.8382in" draw:caption-point-x="-0.2402in" draw:caption-point-y="0.5953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7">
            <text:p>17</text:p>
          </table:table-cell>
          <table:table-cell table:style-name="ce34" office:value-type="string">
            <text:p>KienPT</text:p>
          </table:table-cell>
          <table:table-cell table:style-name="ce63" table:formula="of:=SUM([.D20:.AF20])" office:value-type="float" office:value="5">
            <text:p>5</text:p>
          </table:table-cell>
          <table:table-cell table:style-name="ce67" office:value-type="float" office:value="0">
            <office:annotation draw:style-name="gr9" draw:text-style-name="P1" svg:width="1.1413in" svg:height="0.8567in" svg:x="2.6457in" svg:y="4.0791in" draw:caption-point-x="-0.2402in" draw:caption-point-y="0.6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1024in" svg:y="4.0791in" draw:caption-point-x="-0.2402in" draw:caption-point-y="0.6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3.5591in" svg:y="4.0791in" draw:caption-point-x="-0.2402in" draw:caption-point-y="0.6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0157in" svg:y="4.0791in" draw:caption-point-x="-0.2402in" draw:caption-point-y="0.6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office:value-type="float" office:value="0">
            <office:annotation draw:style-name="gr9" draw:text-style-name="P1" svg:width="1.1413in" svg:height="0.8567in" svg:x="4.472in" svg:y="4.0791in" draw:caption-point-x="-0.2402in" draw:caption-point-y="0.6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4.138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4.138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4.138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6358in" svg:y="4.138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1.0925in" svg:y="4.138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4.289in" svg:y="4.0858in" draw:caption-point-x="-0.2402in" draw:caption-point-y="0.5953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8">
            <text:p>18</text:p>
          </table:table-cell>
          <table:table-cell table:style-name="ce34" office:value-type="string">
            <text:p>LuanNN</text:p>
          </table:table-cell>
          <table:table-cell table:style-name="ce63" table:formula="of:=SUM([.D21:.AF21])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4.326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19">
            <text:p>19</text:p>
          </table:table-cell>
          <table:table-cell table:style-name="ce34" office:value-type="string">
            <text:p>MaiNTT</text:p>
          </table:table-cell>
          <table:table-cell table:style-name="ce63" table:formula="of:=SUM([.D22:.AF22])" office:value-type="float" office:value="6">
            <text:p>6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4.574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4.574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4.574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4.574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4.574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4.633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0">
            <text:p>20</text:p>
          </table:table-cell>
          <table:table-cell table:style-name="ce34" office:value-type="string">
            <text:p>MinhTD</text:p>
          </table:table-cell>
          <table:table-cell table:style-name="ce63" table:formula="of:=SUM([.D23:.AF23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4.822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4.8815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4.8815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1">
            <text:p>21</text:p>
          </table:table-cell>
          <table:table-cell table:style-name="ce34" office:value-type="string">
            <text:p>NamTV</text:p>
          </table:table-cell>
          <table:table-cell table:style-name="ce63" table:formula="of:=SUM([.D24:.AF24])" office:value-type="float" office:value="1.5">
            <text:p>1.5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5.0697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5.0728in" draw:caption-point-x="-0.2402in" draw:caption-point-y="0.5988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7" draw:text-style-name="P1" svg:width="1.1413in" svg:height="0.2634in" svg:x="13.8323in" svg:y="5.0764in" draw:caption-point-x="-0.2402in" draw:caption-point-y="0.5953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4" draw:text-style-name="P1" svg:width="1.1413in" svg:height="0.3902in" svg:x="15.6587in" svg:y="5.0748in" draw:caption-point-x="-0.2402in" draw:caption-point-y="0.5969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33" table:number-columns-repeated="952"/>
        </table:table-row>
        <table:table-row table:style-name="ro6">
          <table:table-cell table:style-name="ce32" office:value-type="float" office:value="22">
            <text:p>22</text:p>
          </table:table-cell>
          <table:table-cell table:style-name="ce34" office:value-type="string">
            <text:p>NguyenHTT</text:p>
          </table:table-cell>
          <table:table-cell table:style-name="ce63" table:formula="of:=SUM([.D25:.AF25])" office:value-type="float" office:value="0">
            <text:p>0</text:p>
          </table:table-cell>
          <table:table-cell table:style-name="ce67" table:number-columns-repeated="29"/>
          <table:table-cell table:style-name="ce33" table:number-columns-repeated="952"/>
        </table:table-row>
        <table:table-row table:style-name="ro6">
          <table:table-cell table:style-name="ce32" office:value-type="float" office:value="23">
            <text:p>23</text:p>
          </table:table-cell>
          <table:table-cell table:style-name="ce34" office:value-type="string">
            <text:p>NhanNM</text:p>
          </table:table-cell>
          <table:table-cell table:style-name="ce63" table:formula="of:=SUM([.D26:.AF26])" office:value-type="float" office:value="2">
            <text:p>2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5.5657in" draw:caption-point-x="-0.2402in" draw:caption-point-y="0.6016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5.5657in" draw:caption-point-x="-0.2402in" draw:caption-point-y="0.6016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5.565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5.5654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4">
            <text:p>24</text:p>
          </table:table-cell>
          <table:table-cell table:style-name="ce34" office:value-type="string">
            <text:p>PhuongTH</text:p>
          </table:table-cell>
          <table:table-cell table:style-name="ce63" table:formula="of:=SUM([.D27:.AF27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5.813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5.813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5.813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5.813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2.4622in" svg:y="5.8169in" draw:caption-point-x="-0.2402in" draw:caption-point-y="0.598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5">
            <text:p>25</text:p>
          </table:table-cell>
          <table:table-cell table:style-name="ce34" office:value-type="string">
            <text:p>SonPX</text:p>
          </table:table-cell>
          <table:table-cell table:style-name="ce63" table:formula="of:=SUM([.D28:.AF28])" office:value-type="float" office:value="2">
            <text:p>2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6.0606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9" draw:text-style-name="P1" svg:width="1.1413in" svg:height="0.8567in" svg:x="4.0157in" svg:y="6.0618in" draw:caption-point-x="-0.2402in" draw:caption-point-y="0.6008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office:value-type="float" office:value="1">
            <office:annotation draw:style-name="gr9" draw:text-style-name="P1" svg:width="1.1413in" svg:height="0.8567in" svg:x="4.472in" svg:y="6.0618in" draw:caption-point-x="-0.2402in" draw:caption-point-y="0.6008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6">
            <text:p>26</text:p>
          </table:table-cell>
          <table:table-cell table:style-name="ce34" office:value-type="string">
            <text:p>ThachBK</text:p>
          </table:table-cell>
          <table:table-cell table:style-name="ce63" table:formula="of:=SUM([.D29:.AF29])" office:value-type="float" office:value="4">
            <text:p>4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3083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6.3677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6.3677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6.3677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7" draw:text-style-name="P1" svg:width="1.1413in" svg:height="0.2634in" svg:x="12.9189in" svg:y="6.3138in" draw:caption-point-x="-0.2402in" draw:caption-point-y="0.5965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7">
            <text:p>27</text:p>
          </table:table-cell>
          <table:table-cell table:style-name="ce34" office:value-type="string">
            <text:p>ThaoDTH</text:p>
          </table:table-cell>
          <table:table-cell table:style-name="ce63" table:formula="of:=SUM([.D30:.AF30])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6.5559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8">
            <text:p>28</text:p>
          </table:table-cell>
          <table:table-cell table:style-name="ce34" office:value-type="string">
            <text:p>ThamDT</text:p>
          </table:table-cell>
          <table:table-cell table:style-name="ce63" table:formula="of:=SUM([.D31:.AF31])" office:value-type="float" office:value="7">
            <text:p>7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6.803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29">
            <text:p>29</text:p>
          </table:table-cell>
          <table:table-cell table:style-name="ce34" office:value-type="string">
            <text:p>ThinhT</text:p>
          </table:table-cell>
          <table:table-cell table:style-name="ce63" table:formula="of:=SUM([.D32:.AF32])" office:value-type="float" office:value="3">
            <text:p>3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0512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7.110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7.1106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0">
            <text:p>30</text:p>
          </table:table-cell>
          <table:table-cell table:style-name="ce34" office:value-type="string">
            <text:p>ThongDN</text:p>
          </table:table-cell>
          <table:table-cell table:style-name="ce63" table:formula="of:=SUM([.D33:.AF33])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7.298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3.5591in" svg:y="7.2996in" draw:caption-point-x="-0.2402in" draw:caption-point-y="0.6012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9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10.6358in" svg:y="7.302in" draw:caption-point-x="-0.2402in" draw:caption-point-y="0.5988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1">
            <text:p>31</text:p>
          </table:table-cell>
          <table:table-cell table:style-name="ce34" office:value-type="string">
            <text:p>ThuyLTT</text:p>
          </table:table-cell>
          <table:table-cell table:style-name="ce63" table:formula="of:=SUM([.D34:.AF34])" office:value-type="float" office:value="0"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472in" svg:y="7.548in" draw:caption-point-x="-0.2402in" draw:caption-point-y="0.6004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2">
            <text:p>32</text:p>
          </table:table-cell>
          <table:table-cell table:style-name="ce34" office:value-type="string">
            <text:p>ToiDB</text:p>
          </table:table-cell>
          <table:table-cell table:style-name="ce63" table:formula="of:=SUM([.D35:.AF35])" office:value-type="float" office:value="2">
            <text:p>2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7.794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7.8539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3">
            <text:p>33</text:p>
          </table:table-cell>
          <table:table-cell table:style-name="ce34" office:value-type="string">
            <text:p>TruyenLVC</text:p>
          </table:table-cell>
          <table:table-cell table:style-name="ce63" table:formula="of:=SUM([.D36:.AF36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4">
            <text:p>34</text:p>
          </table:table-cell>
          <table:table-cell table:style-name="ce34" office:value-type="string">
            <text:p>TuanND</text:p>
          </table:table-cell>
          <table:table-cell table:style-name="ce63" table:formula="of:=SUM([.D37:.AF37])" office:value-type="float" office:value="4">
            <text:p>4</text:p>
          </table:table-cell>
          <table:table-cell table:style-name="ce67" office:value-type="float" office:value="0">
            <office:annotation draw:style-name="gr4" draw:text-style-name="P1" svg:width="1.1413in" svg:height="0.3902in" svg:x="2.6457in" svg:y="8.289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1024in" svg:y="8.2898in" draw:caption-point-x="-0.2402in" draw:caption-point-y="0.602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3.5591in" svg:y="8.2898in" draw:caption-point-x="-0.2402in" draw:caption-point-y="0.602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8.2898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8.2898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0">
            <office:annotation draw:style-name="gr4" draw:text-style-name="P1" svg:width="1.1413in" svg:height="0.3902in" svg:x="9.2661in" svg:y="8.289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8.2898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13.8323in" svg:y="8.2925in" draw:caption-point-x="-0.2402in" draw:caption-point-y="0.5992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4.289in" svg:y="8.2925in" draw:caption-point-x="-0.2402in" draw:caption-point-y="0.5992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5">
            <text:p>35</text:p>
          </table:table-cell>
          <table:table-cell table:style-name="ce34" office:value-type="string">
            <text:p>VietBA</text:p>
          </table:table-cell>
          <table:table-cell table:style-name="ce63" table:formula="of:=SUM([.D38:.AF38])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table:number-columns-repeated="9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9.7228in" svg:y="8.5374in" draw:caption-point-x="-0.2402in" draw:caption-point-y="0.6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6">
            <text:p>36</text:p>
          </table:table-cell>
          <table:table-cell table:style-name="ce34" office:value-type="string">
            <text:p>VinhP</text:p>
          </table:table-cell>
          <table:table-cell table:style-name="ce63" table:formula="of:=SUM([.D39:.AF39])" office:value-type="float" office:value="5">
            <text:p>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8.78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8.785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style-name="ce67" office:value-type="float" office:value="1">
            <office:annotation draw:style-name="gr7" draw:text-style-name="P1" svg:width="1.1413in" svg:height="0.2634in" svg:x="9.2661in" svg:y="8.8445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9.7228in" svg:y="8.8445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10.1791in" svg:y="8.8445in" draw:caption-point-x="-0.2402in" draw:caption-point-y="0.542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6">
          <table:table-cell table:style-name="ce32" office:value-type="float" office:value="37">
            <text:p>37</text:p>
          </table:table-cell>
          <table:table-cell table:style-name="ce34" office:value-type="string">
            <text:p>VuNA</text:p>
          </table:table-cell>
          <table:table-cell table:style-name="ce63" table:formula="of:=SUM([.D40:.AF40])" office:value-type="float" office:value="5">
            <text:p>5</text:p>
          </table:table-cell>
          <table:table-cell table:style-name="ce67" office:value-type="float" office:value="1">
            <office:annotation draw:style-name="gr7" draw:text-style-name="P1" svg:width="1.1413in" svg:height="0.2634in" svg:x="2.6457in" svg:y="9.032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1024in" svg:y="9.032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3.5591in" svg:y="9.032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0157in" svg:y="9.032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office:value-type="float" office:value="1">
            <office:annotation draw:style-name="gr7" draw:text-style-name="P1" svg:width="1.1413in" svg:height="0.2634in" svg:x="4.472in" svg:y="9.0327in" draw:caption-point-x="-0.2402in" draw:caption-point-y="0.6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67" table:number-columns-repeated="9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3"/>
          <table:table-cell table:style-name="ce33" table:number-columns-repeated="952"/>
        </table:table-row>
        <table:table-row table:style-name="ro2" table:number-rows-repeated="5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0"/>
          <table:table-cell table:style-name="ce68" table:number-columns-repeated="24"/>
          <table:table-cell table:style-name="ce33" table:number-columns-repeated="952"/>
        </table:table-row>
        <table:table-row table:style-name="ro2" table:number-rows-repeated="4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>
          <table:table-cell table:style-name="ce33" table:number-columns-repeated="3"/>
          <table:table-cell table:style-name="ce68" table:number-columns-repeated="4"/>
          <table:table-cell table:style-name="ce71" table:number-columns-repeated="7"/>
          <table:table-cell table:style-name="ce68" table:number-columns-repeated="18"/>
          <table:table-cell table:style-name="ce33" table:number-columns-repeated="952"/>
        </table:table-row>
        <table:table-row table:style-name="ro2" table:number-rows-repeated="65393">
          <table:table-cell table:style-name="ce33" table:number-columns-repeated="3"/>
          <table:table-cell table:style-name="ce68" table:number-columns-repeated="29"/>
          <table:table-cell table:style-name="ce33" table:number-columns-repeated="952"/>
        </table:table-row>
        <table:table-row table:style-name="ro2" table:number-rows-repeated="983131">
          <table:table-cell table:number-columns-repeated="984"/>
        </table:table-row>
        <table:table-row table:style-name="ro2">
          <table:table-cell table:number-columns-repeated="984"/>
        </table:table-row>
      </table:table>
      <table:database-ranges>
        <table:database-range table:name="__Anonymous_Sheet_DB__1" table:target-range-address="Tong_Hop_Ngay_Nghi_2016.A7:Tong_Hop_Ngay_Nghi_2016.L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08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3-04">03/04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90</meta:editing-cycles>
    <meta:editing-duration>P15DT16H45M22S</meta:editing-duration>
    <meta:generator>OpenOffice/4.1.2$Win32 OpenOffice.org_project/412m3$Build-9782</meta:generator>
    <dc:date>2016-03-04T08:44:58.69</dc:date>
    <meta:document-statistic meta:table-count="5" meta:cell-count="2062" meta:object-count="0"/>
    <meta:user-defined meta:name="Info 1"/>
    <meta:user-defined meta:name="Info 2"/>
    <meta:user-defined meta:name="Info 3"/>
    <meta:user-defined meta:name="Info 4"/>
  </office:meta>
</office:document-meta>
</file>